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layout-cache" manifest:media-type="application/binary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onospace2" svg:font-family="Monospace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Lentelė1" style:family="table">
      <style:table-properties style:width="13.578cm" fo:margin-left="-0.208cm" table:align="left" style:writing-mode="lr-tb"/>
    </style:style>
    <style:style style:name="Lentelė1.A" style:family="table-column">
      <style:table-column-properties style:column-width="13.578cm"/>
    </style:style>
    <style:style style:name="Lentelė1.1" style:family="table-row">
      <style:table-row-properties fo:keep-together="auto"/>
    </style:style>
    <style:style style:name="Lentelė1.A1" style:family="table-cell">
      <style:table-cell-properties fo:background-color="#ffffff" fo:padding-left="0.191cm" fo:padding-right="0.191cm" fo:padding-top="0cm" fo:padding-bottom="0cm" fo:border-left="1.5pt solid #5b9bd5" fo:border-right="none" fo:border-top="none" fo:border-bottom="none">
        <style:background-image/>
      </style:table-cell-properties>
    </style:style>
    <style:style style:name="Lentelė2" style:family="table">
      <style:table-properties style:width="13.115cm" fo:margin-left="-0.208cm" table:align="left" style:writing-mode="lr-tb"/>
    </style:style>
    <style:style style:name="Lentelė2.A" style:family="table-column">
      <style:table-column-properties style:column-width="13.115cm"/>
    </style:style>
    <style:style style:name="Lentelė2.1" style:family="table-row">
      <style:table-row-properties fo:keep-together="auto"/>
    </style:style>
    <style:style style:name="Lentelė2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Lentelė3" style:family="table">
      <style:table-properties style:width="17.039cm" fo:margin-left="-0.224cm" table:align="left" style:writing-mode="lr-tb"/>
    </style:style>
    <style:style style:name="Lentelė3.A" style:family="table-column">
      <style:table-column-properties style:column-width="5.68cm"/>
    </style:style>
    <style:style style:name="Lentelė3.1" style:family="table-row">
      <style:table-row-properties fo:keep-together="auto"/>
    </style:style>
    <style:style style:name="Lentelė3.A1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Lentelė3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Lentelė3.B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5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5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5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6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6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6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7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7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7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8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8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8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9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9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9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10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10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10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11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11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11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1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1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1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3.A1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B1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3.C1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" style:family="table">
      <style:table-properties style:width="17.039cm" fo:margin-left="-0.224cm" table:align="left" style:writing-mode="lr-tb"/>
    </style:style>
    <style:style style:name="Lentelė4.A" style:family="table-column">
      <style:table-column-properties style:column-width="5.68cm"/>
    </style:style>
    <style:style style:name="Lentelė4.1" style:family="table-row">
      <style:table-row-properties fo:keep-together="auto"/>
    </style:style>
    <style:style style:name="Lentelė4.A1" style:family="table-cell">
      <style:table-cell-properties style:vertical-align="middle" fo:background-color="#ffffff" fo:padding-left="0.191cm" fo:padding-right="0.191cm" fo:padding-top="0cm" fo:padding-bottom="0cm" fo:border-left="0.25pt solid #000001" fo:border-right="none" fo:border-top="0.25pt solid #000001" fo:border-bottom="0.25pt solid #000001">
        <style:background-image/>
      </style:table-cell-properties>
    </style:style>
    <style:style style:name="Lentelė4.B1" style:family="table-cell">
      <style:table-cell-properties fo:background-color="#ffffff" fo:padding-left="0.191cm" fo:padding-right="0.191cm" fo:padding-top="0cm" fo:padding-bottom="0cm" fo:border="0.25pt solid #000001">
        <style:background-image/>
      </style:table-cell-properties>
    </style:style>
    <style:style style:name="Lentelė4.B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3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3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4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4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5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5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5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6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6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6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7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7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7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8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8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8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9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9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9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10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10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10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11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11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11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Lentelė4.A1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B12" style:family="table-cell">
      <style:table-cell-properties fo:background-color="#ffffff" fo:padding-left="0.191cm" fo:padding-right="0.191cm" fo:padding-top="0cm" fo:padding-bottom="0cm" fo:border-left="0.25pt solid #000001" fo:border-right="none" fo:border-top="none" fo:border-bottom="0.25pt solid #000001">
        <style:background-image/>
      </style:table-cell-properties>
    </style:style>
    <style:style style:name="Lentelė4.C12" style:family="table-cell">
      <style:table-cell-properties fo:background-color="#ffffff" fo:padding-left="0.191cm" fo:padding-right="0.191cm" fo:padding-top="0cm" fo:padding-bottom="0cm" fo:border-left="0.25pt solid #000001" fo:border-right="0.25pt solid #000001" fo:border-top="none" fo:border-bottom="0.25pt solid #000001">
        <style:background-image/>
      </style:table-cell-properties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7pt" style:font-size-asian="7pt" style:font-size-complex="7pt"/>
    </style:style>
    <style:style style:name="P4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7pt" fo:font-style="italic" style:font-name-asian="Monospace" style:font-size-asian="7pt" style:font-style-asian="italic" style:font-name-complex="Monospace" style:font-size-complex="7pt" style:font-style-complex="italic"/>
    </style:style>
    <style:style style:name="P5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" fo:font-size="7pt" style:font-name-asian="Monospace" style:font-size-asian="7pt" style:font-name-complex="Monospace" style:font-size-complex="7pt"/>
    </style:style>
    <style:style style:name="P6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7pt" style:font-size-asian="7pt" style:font-size-complex="7pt"/>
    </style:style>
    <style:style style:name="P8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>
      <style:paragraph-properties fo:hyphenation-ladder-count="no-limit" fo:break-before="page"/>
      <style:text-properties fo:hyphenate="true" fo:hyphenation-remain-char-count="2" fo:hyphenation-push-char-count="2"/>
    </style:style>
    <style:style style:name="P11" style:family="paragraph" style:parent-style-name="Standard" style:master-page-name="Converted1">
      <style:paragraph-properties style:page-number="auto"/>
    </style:style>
    <style:style style:name="P12" style:family="paragraph" style:parent-style-name="Standard">
      <style:paragraph-properties fo:margin-left="0.053cm" fo:margin-right="0cm" fo:text-indent="-0.635cm" style:auto-text-indent="false"/>
    </style:style>
    <style:style style:name="P13" style:family="paragraph" style:parent-style-name="Standard">
      <style:paragraph-properties fo:margin-left="0.053cm" fo:margin-right="0cm" fo:text-indent="-0.079cm" style:auto-text-indent="false"/>
    </style:style>
    <style:style style:name="P14" style:family="paragraph" style:parent-style-name="No_20_Spacing">
      <style:paragraph-properties fo:line-height="90%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 style:parent-style-name="Table_20_Contents">
      <style:paragraph-properties fo:text-align="end" style:justify-single-word="false"/>
    </style:style>
    <style:style style:name="T1" style:family="text">
      <style:text-properties style:font-name="Monospace" style:font-name-asian="Monospace" style:font-name-complex="Monospace"/>
    </style:style>
    <style:style style:name="T2" style:family="text">
      <style:text-properties fo:color="#2e74b5" fo:font-size="12pt" style:font-size-asian="12pt" style:font-size-complex="12pt"/>
    </style:style>
    <style:style style:name="T3" style:family="text">
      <style:text-properties fo:color="#5b9bd5" style:font-name="Calibri Light" fo:font-size="28pt" style:font-size-asian="28pt" style:font-size-complex="28pt"/>
    </style:style>
    <style:style style:name="T4" style:family="text">
      <style:text-properties fo:color="#5b9bd5" fo:font-size="14pt" style:font-size-asian="14pt" style:font-size-complex="14pt"/>
    </style:style>
    <style:style style:name="T5" style:family="text">
      <style:text-properties fo:color="#000000" style:font-name="Arial" fo:font-weight="bold" style:font-name-asian="Monospace2" style:font-weight-asian="bold" style:font-name-complex="Arial1" style:font-weight-complex="bold"/>
    </style:style>
    <style:style style:name="T6" style:family="text">
      <style:text-properties fo:color="#000000" style:font-name="Arial" fo:font-size="10pt" style:font-name-asian="Monospace2" style:font-size-asian="10pt" style:font-name-complex="Arial1" style:font-size-complex="10pt"/>
    </style:style>
    <style:style style:name="T7" style:family="text">
      <style:text-properties fo:color="#000000" style:font-name="Arial" fo:font-size="10pt" fo:font-weight="bold" style:font-name-asian="Monospace2" style:font-size-asian="10pt" style:font-weight-asian="bold" style:font-name-complex="Arial1" style:font-size-complex="10pt" style:font-weight-complex="bold"/>
    </style:style>
    <style:style style:name="T8" style:family="text">
      <style:text-properties fo:color="#000000" style:font-name="Arial" style:font-name-complex="Arial1"/>
    </style:style>
    <style:style style:name="T9" style:family="text">
      <style:text-properties fo:color="#000000" style:font-name="Monospace1" fo:font-style="italic" fo:font-weight="bold" style:font-name-asian="Monospace2" style:font-style-asian="italic" style:font-weight-asian="bold" style:font-name-complex="Monospace2" style:font-style-complex="italic" style:font-weight-complex="bold"/>
    </style:style>
    <style:style style:name="T10" style:family="text">
      <style:text-properties fo:color="#000000" style:font-name="Monospace1" style:font-name-asian="Monospace2" style:font-name-complex="Monospace2"/>
    </style:style>
    <style:style style:name="T11" style:family="text">
      <style:text-properties style:font-name="sans-serif" fo:font-size="10pt" style:font-size-asian="10pt" style:font-size-complex="10pt"/>
    </style:style>
    <style:style style:name="T12" style:family="text">
      <style:text-properties style:font-name="sans-serif" fo:font-size="10pt" style:font-name-asian="Monospace2" style:font-size-asian="10pt" style:font-size-complex="10pt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fo:language="en" fo:country="US" style:font-size-asian="8pt" style:font-size-complex="8pt"/>
    </style:style>
    <style:style style:name="T15" style:family="text">
      <style:text-properties style:font-name="Arial" fo:font-size="8pt" style:font-size-asian="8pt" style:font-name-complex="Arial1" style:font-size-complex="8pt"/>
    </style:style>
    <style:style style:name="T16" style:family="text">
      <style:text-properties style:font-name="Arial" style:font-name-asian="Monospace2" style:font-name-complex="Arial1"/>
    </style:style>
    <style:style style:name="T17" style:family="text">
      <style:text-properties style:font-name="Arial" style:font-name-asian="Monospace" style:font-name-complex="Arial1"/>
    </style:style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able:table table:name="Lentelė1" table:style-name="Lentelė1">
        <table:table-column table:style-name="Lentelė1.A"/>
        <table:table-row table:style-name="Lentelė1.1">
          <table:table-cell table:style-name="Lentelė1.A1" office:value-type="string">
            <text:p text:style-name="No_20_Spacing"><text:span text:style-name="T2">Kauno Technologijos Universitetas</text:span></text:p>
          </table:table-cell>
        </table:table-row>
        <table:table-row table:style-name="Lentelė1.1">
          <table:table-cell table:style-name="Lentelė1.A1" office:value-type="string">
            <text:p text:style-name="P14"><text:span text:style-name="T3">Algoritmų sudarymas ir analizė</text:span></text:p>
          </table:table-cell>
        </table:table-row>
        <table:table-row table:style-name="Lentelė1.1">
          <table:table-cell table:style-name="Lentelė1.A1" office:value-type="string">
            <text:p text:style-name="No_20_Spacing"><text:span text:style-name="T2">Laboratorinis darbas Nr. 2, 1 variantas</text:span></text:p>
          </table:table-cell>
        </table:table-row>
      </table:table>
      <text:p text:style-name="Standard"/>
      <table:table table:name="Lentelė2" table:style-name="Lentelė2">
        <table:table-column table:style-name="Lentelė2.A"/>
        <table:table-row table:style-name="Lentelė2.1">
          <table:table-cell table:style-name="Lentelė2.A1" office:value-type="string">
            <text:p text:style-name="No_20_Spacing"><text:span text:style-name="T4">Atliko: Tautvydas Petkus IFF-1</text:span></text:p>
            <text:p text:style-name="No_20_Spacing"><text:span text:style-name="T4">Kaunas 2013</text:span></text:p>
            <text:p text:style-name="No_20_Spacing"/>
          </table:table-cell>
        </table:table-row>
      </table:table>
      <text:p text:style-name="P10"/>
      <text:p text:style-name="P11"><text:span text:style-name="T5">Užduotis</text:span></text:p>
      <text:p text:style-name="Standard"><text:span text:style-name="T6">Konv</text:span><text:span text:style-name="T11">ėjerio darbo tvarkaraščio sudarymo algoritmas.</text:span></text:p>
      <text:p text:style-name="P12"><text:span text:style-name="T5">Realizavimas</text:span></text:p>
      <text:p text:style-name="P12"><text:span text:style-name="T6">Laboratorinio darbo programos realizuotos python programavimo kalbą naudojant Aptana Studio 3 programinę aplinką</text:span></text:p>
      <text:p text:style-name="P12"><text:span text:style-name="T6">Laboratorinio darbo metu naudojama atsitiktinė sveikų skaičių imtis nuo 20 iki 10.000.000 elementų</text:span></text:p>
      <text:p text:style-name="P13"/>
      <text:p text:style-name="Standard"><text:span text:style-name="T6">Teoriškai šio algoritmo sudėtingumas yra:</text:span></text:p>
      <text:p text:style-name="Standard"><draw:frame draw:style-name="fr1" draw:name="Objektas1" text:anchor-type="as-char" svg:width="1.713cm" svg:height="0.52cm" draw:z-index="0"><draw:object xlink:href="./Object 1" xlink:type="simple" xlink:show="embed" xlink:actuate="onLoad"/><draw:image xlink:href="./ObjectReplacements/Object 1" xlink:type="simple" xlink:show="embed" xlink:actuate="onLoad"/><svg:desc>formulė</svg:desc></draw:frame></text:p>
      <text:p text:style-name="Standard"><text:span text:style-name="T6">n – rikiuojamų elementų kiekis. C - konstanta</text:span></text:p>
      <text:p text:style-name="Standard"><text:span text:style-name="T6">Dešinėje pažymėta, kiek kartų vykdomos eilutės. Skaičiavimo algoritme skaičiuosime tik tas eilutes, kurios yra susijusios su algoritmu.</text:span></text:p>
      <text:p text:style-name="Standard"><text:span text:style-name="T7">L2_1.py:</text:span></text:p>
      <text:p text:style-name="P7"><text:span text:style-name="T9">#!/usr/bin/env python</text:span></text:p>
      <text:p text:style-name="P7"><text:span text:style-name="T10">import random</text:span></text:p>
      <text:p text:style-name="P7"><text:span text:style-name="T10">import time</text:span></text:p>
      <text:p text:style-name="P7"><text:span text:style-name="T10">from random import randint</text:span></text:p>
      <text:p text:style-name="P7"/>
      <text:p text:style-name="P7"><text:span text:style-name="T10">def <text:s/>prnt_statns(l ,le ,n):</text:span></text:p>
      <text:p text:style-name="P7"><text:span text:style-name="T10"><text:s text:c="4"/>global const<text:tab/><text:tab/><text:tab/><text:tab/><text:tab/><text:tab/><text:tab/><text:tab/>1</text:span></text:p>
      <text:p text:style-name="P7"><text:span text:style-name="T10"><text:s text:c="4"/>i=le<text:tab/><text:tab/><text:tab/><text:tab/><text:tab/><text:tab/><text:tab/><text:tab/><text:tab/>1</text:span></text:p>
      <text:p text:style-name="P7"><text:span text:style-name="T10"><text:s text:c="4"/>const += 2<text:tab/><text:tab/><text:tab/><text:tab/><text:tab/><text:tab/><text:tab/><text:tab/><text:tab/>1</text:span></text:p>
      <text:p text:style-name="P7"><text:span text:style-name="T10"><text:s text:c="4"/>for j in range(n-1, 0, -1):<text:tab/><text:tab/><text:tab/><text:tab/><text:tab/><text:tab/>n</text:span></text:p>
      <text:p text:style-name="P7"><text:span text:style-name="T10"><text:s text:c="8"/>i=l[j][i-1]<text:tab/><text:tab/><text:tab/><text:tab/><text:tab/><text:tab/><text:tab/><text:tab/>1</text:span></text:p>
      <text:p text:style-name="P7"><text:span text:style-name="T10"><text:s text:c="8"/>const += 2<text:tab/><text:tab/><text:tab/><text:tab/><text:tab/><text:tab/><text:tab/><text:tab/>1</text:span></text:p>
      <text:p text:style-name="P7"/>
      <text:p text:style-name="P7"><text:span text:style-name="T10">def fast_way(a, t, e, x, n):</text:span></text:p>
      <text:p text:style-name="P7"><text:span text:style-name="T10"><text:s text:c="4"/>global const<text:tab/><text:tab/><text:tab/><text:tab/><text:tab/><text:tab/><text:tab/><text:tab/>1</text:span></text:p>
      <text:p text:style-name="P7"><text:span text:style-name="T10"><text:s text:c="4"/>f1 = [None] * n<text:tab/><text:tab/><text:tab/><text:tab/><text:tab/><text:tab/><text:tab/><text:tab/>1</text:span></text:p>
      <text:p text:style-name="P7"><text:span text:style-name="T10"><text:s text:c="4"/>f2 = [None] * n<text:tab/><text:tab/><text:tab/><text:tab/><text:tab/><text:tab/><text:tab/><text:tab/>1</text:span></text:p>
      <text:p text:style-name="P7"><text:span text:style-name="T10"><text:s text:c="4"/>l = [[None, None]] * n<text:tab/><text:tab/><text:tab/><text:tab/><text:tab/><text:tab/><text:tab/>1</text:span></text:p>
      <text:p text:style-name="P7"><text:span text:style-name="T10"><text:s text:c="4"/>fe = None<text:tab/><text:tab/><text:tab/><text:tab/><text:tab/><text:tab/><text:tab/><text:tab/><text:tab/>1</text:span></text:p>
      <text:p text:style-name="P7"><text:span text:style-name="T10"><text:s text:c="4"/>le = None<text:tab/><text:tab/><text:tab/><text:tab/><text:tab/><text:tab/><text:tab/><text:tab/><text:tab/>1</text:span></text:p>
      <text:p text:style-name="P7"><text:span text:style-name="T10"><text:s text:c="4"/>f1[0]=e[0]+a[0][0]<text:tab/><text:tab/><text:tab/><text:tab/><text:tab/><text:tab/><text:tab/><text:tab/>1</text:span></text:p>
      <text:p text:style-name="P7"><text:span text:style-name="T10"><text:s text:c="4"/>f2[0]=e[1]+a[0][1]<text:tab/><text:tab/><text:tab/><text:tab/><text:tab/><text:tab/><text:tab/><text:tab/>1</text:span></text:p>
      <text:p text:style-name="P7"><text:span text:style-name="T10"><text:s text:c="4"/>const += 7<text:tab/><text:tab/><text:tab/><text:tab/><text:tab/><text:tab/><text:tab/><text:tab/><text:tab/>1</text:span></text:p>
      <text:p text:style-name="P7"><text:span text:style-name="T10"><text:s text:c="4"/>for j in range(1, n):<text:tab/><text:tab/><text:tab/><text:tab/><text:tab/><text:tab/><text:tab/>n</text:span></text:p>
      <text:p text:style-name="P7"><text:span text:style-name="T10"><text:s text:c="8"/>if( (f1[j-1]+a[j][0]) &lt;= (f2[j-1]+t[j-1][1]+a[j][0]) ):<text:tab/><text:tab/>1</text:span></text:p>
      <text:p text:style-name="P7"><text:span text:style-name="T10"><text:s text:c="12"/>f1[j]=f1[j-1]+a[j][0]<text:tab/><text:tab/><text:tab/><text:tab/><text:tab/><text:tab/>1</text:span></text:p>
      <text:p text:style-name="P7"><text:span text:style-name="T10"><text:s text:c="12"/>l[j][0]=1<text:tab/><text:tab/><text:tab/><text:tab/><text:tab/><text:tab/><text:tab/><text:tab/>1</text:span></text:p>
      <text:p text:style-name="P7"><text:span text:style-name="T10"><text:s text:c="12"/>const += 2<text:tab/><text:tab/><text:tab/><text:tab/><text:tab/><text:tab/><text:tab/><text:tab/>1</text:span></text:p>
      <text:p text:style-name="P7"><text:span text:style-name="T10"><text:s text:c="8"/>else:<text:tab/><text:tab/><text:tab/><text:tab/><text:tab/><text:tab/><text:tab/><text:tab/><text:tab/>1</text:span></text:p>
      <text:p text:style-name="P7"><text:span text:style-name="T10"><text:s text:c="17"/>f1[j]=f2[j-1]+t[j-1][1]+a[j][0]<text:tab/><text:tab/><text:tab/><text:tab/>1</text:span></text:p>
      <text:p text:style-name="P7"><text:span text:style-name="T10"><text:s text:c="17"/>l[j][0]=2<text:tab/><text:tab/><text:tab/><text:tab/><text:tab/><text:tab/><text:tab/>1</text:span></text:p>
      <text:p text:style-name="P7"><text:span text:style-name="T10"><text:s text:c="17"/>const += 2<text:tab/><text:tab/><text:tab/><text:tab/><text:tab/><text:tab/><text:tab/>1</text:span></text:p>
      <text:p text:style-name="P7"><text:span text:style-name="T10"><text:s text:c="8"/>if( (f2[j-1]+a[j][1]) &lt;= (f1[j-1]+t[j-1][0]+a[j][1]) ):<text:tab/><text:tab/>1</text:span></text:p>
      <text:p text:style-name="P7"><text:span text:style-name="T10"><text:s text:c="12"/>f2[j]=f2[j-1]+a[j][1]<text:tab/><text:tab/><text:tab/><text:tab/><text:tab/><text:tab/>1</text:span></text:p>
      <text:p text:style-name="P7"><text:span text:style-name="T10"><text:s text:c="12"/>l[j][1]=2<text:tab/><text:tab/><text:tab/><text:tab/><text:tab/><text:tab/><text:tab/><text:tab/>1</text:span></text:p>
      <text:p text:style-name="P7"><text:span text:style-name="T10"><text:s text:c="12"/>const += 2<text:tab/><text:tab/><text:tab/><text:tab/><text:tab/><text:tab/><text:tab/><text:tab/>1</text:span></text:p>
      <text:p text:style-name="P7"><text:span text:style-name="T10"><text:s text:c="8"/>else:<text:tab/><text:tab/><text:tab/><text:tab/><text:tab/><text:tab/><text:tab/><text:tab/><text:tab/>1</text:span></text:p>
      <text:p text:style-name="P7"><text:span text:style-name="T10"><text:s text:c="13"/>f2[j]=f1[j-1]+t[j-1][0]+a[j][1]<text:tab/><text:tab/><text:tab/><text:tab/><text:tab/>1</text:span></text:p>
      <text:p text:style-name="P7"><text:span text:style-name="T10"><text:s text:c="13"/>l[j][1]=1<text:tab/><text:tab/><text:tab/><text:tab/><text:tab/><text:tab/><text:tab/><text:tab/>1</text:span></text:p>
      <text:p text:style-name="P7"><text:span text:style-name="T10"><text:s text:c="13"/>const += 2<text:tab/><text:tab/><text:tab/><text:tab/><text:tab/><text:tab/><text:tab/>1</text:span></text:p>
      <text:p text:style-name="P7"><text:span text:style-name="T10"><text:s text:c="4"/>if( (f1[n-1]+x[0]) &lt;= (f2[n-1]+x[1]) ):<text:tab/><text:tab/><text:tab/><text:tab/><text:tab/>1<text:tab/></text:span></text:p>
      <text:p text:style-name="P7"><text:span text:style-name="T10"><text:s text:c="8"/>fe=f1[n-1]+x[0]<text:tab/><text:tab/><text:tab/><text:tab/><text:tab/><text:tab/><text:tab/>1</text:span></text:p>
      <text:p text:style-name="P7"><text:span text:style-name="T10"><text:s text:c="8"/>le=1<text:tab/><text:tab/><text:tab/><text:tab/><text:tab/><text:tab/><text:tab/><text:tab/><text:tab/>1</text:span></text:p>
      <text:p text:style-name="P7"><text:span text:style-name="T10"><text:s text:c="8"/>const += 2<text:tab/><text:tab/><text:tab/><text:tab/><text:tab/><text:tab/><text:tab/><text:tab/>1</text:span></text:p>
      <text:p text:style-name="P7"><text:span text:style-name="T10"><text:s text:c="4"/>else:<text:tab/><text:tab/><text:tab/><text:tab/><text:tab/><text:tab/><text:tab/><text:tab/><text:tab/>1</text:span></text:p>
      <text:p text:style-name="P7"><text:span text:style-name="T10"><text:s text:c="9"/>fe=f2[n-1]+x[1]<text:tab/><text:tab/><text:tab/><text:tab/><text:tab/><text:tab/><text:tab/>1</text:span></text:p>
      <text:p text:style-name="P7"><text:span text:style-name="T10"><text:s text:c="9"/>le=2<text:tab/><text:tab/><text:tab/><text:tab/><text:tab/><text:tab/><text:tab/><text:tab/><text:tab/>1</text:span></text:p>
      <text:p text:style-name="P7"><text:span text:style-name="T10"><text:s text:c="9"/>const += 2<text:tab/><text:tab/><text:tab/><text:tab/><text:tab/><text:tab/><text:tab/><text:tab/>1</text:span></text:p>
      <text:p text:style-name="P7"><text:span text:style-name="T10"><text:s text:c="4"/>prnt_statns(l,le,n)<text:tab/><text:tab/><text:tab/><text:tab/><text:tab/><text:tab/><text:tab/>Tprint_statns</text:span></text:p>
      <text:p text:style-name="P7"/>
      <text:p text:style-name="P7"><text:span text:style-name="T10">def main(n):</text:span></text:p>
      <text:p text:style-name="P7"><text:span text:style-name="T10"><text:s text:c="4"/>global const<text:tab/><text:tab/><text:tab/><text:tab/><text:tab/><text:tab/><text:tab/><text:tab/>1</text:span></text:p>
      <text:p text:style-name="P7"><text:span text:style-name="T10"><text:s text:c="4"/>i=0<text:tab/><text:tab/><text:tab/><text:tab/><text:tab/><text:tab/><text:tab/><text:tab/><text:tab/><text:tab/>1</text:span></text:p>
      <text:p text:style-name="P7"><text:span text:style-name="T10"><text:s text:c="4"/>const = 0;<text:tab/><text:tab/><text:tab/><text:tab/><text:tab/><text:tab/><text:tab/><text:tab/><text:tab/>1</text:span></text:p>
      <text:p text:style-name="P7"><text:span text:style-name="T10"><text:s text:c="4"/>time1 = time.time()<text:tab/><text:tab/><text:tab/><text:tab/><text:tab/><text:tab/><text:tab/>1</text:span></text:p>
      <text:p text:style-name="P7"><text:span text:style-name="T10"><text:s text:c="4"/>print "Konvejeriu skaicius: " + str(n) + "\n"<text:tab/><text:tab/><text:tab/><text:tab/>1</text:span></text:p>
      <text:p text:style-name="P7"><text:span text:style-name="T10"><text:s text:c="4"/>a = [[None, None]] * n<text:tab/><text:tab/><text:tab/><text:tab/><text:tab/><text:tab/><text:tab/>1</text:span></text:p>
      <text:p text:style-name="P7"><text:span text:style-name="T10"><text:s text:c="4"/>t = [[None, None]] * (n-1)<text:tab/><text:tab/><text:tab/><text:tab/><text:tab/><text:tab/>1</text:span></text:p>
      <text:p text:style-name="P7"><text:span text:style-name="T10"><text:s text:c="4"/>e = [None] * 2<text:tab/><text:tab/><text:tab/><text:tab/><text:tab/><text:tab/><text:tab/><text:tab/>1</text:span></text:p>
      <text:p text:style-name="P7"><text:span text:style-name="T10"><text:s text:c="4"/>x = [None] * 2<text:tab/><text:tab/><text:tab/><text:tab/><text:tab/><text:tab/><text:tab/><text:tab/>1</text:span></text:p>
      <text:p text:style-name="P7"><text:span text:style-name="T10"><text:s text:c="4"/>e[0]=2<text:tab/><text:tab/><text:tab/><text:tab/><text:tab/><text:tab/><text:tab/><text:tab/><text:tab/>1</text:span></text:p>
      <text:p text:style-name="P7"><text:span text:style-name="T10"><text:s text:c="4"/>e[1]=4<text:tab/><text:tab/><text:tab/><text:tab/><text:tab/><text:tab/><text:tab/><text:tab/><text:tab/>1</text:span></text:p>
      <text:p text:style-name="P7"><text:span text:style-name="T10"><text:s text:c="4"/>x[0]=3<text:tab/><text:tab/><text:tab/><text:tab/><text:tab/><text:tab/><text:tab/><text:tab/><text:tab/>1</text:span></text:p>
      <text:p text:style-name="P7"><text:span text:style-name="T10"><text:s text:c="4"/>x[1]=2<text:tab/><text:tab/><text:tab/><text:tab/><text:tab/><text:tab/><text:tab/><text:tab/><text:tab/>1</text:span></text:p>
      <text:p text:style-name="P7"><text:span text:style-name="T10"><text:s text:c="4"/>const += 10<text:tab/><text:tab/><text:tab/><text:tab/><text:tab/><text:tab/><text:tab/><text:tab/>1</text:span></text:p>
      <text:p text:style-name="P7"><text:span text:style-name="T10"><text:s text:c="4"/>for i in range(0, n):<text:tab/><text:tab/><text:tab/><text:tab/><text:tab/><text:tab/><text:tab/>n</text:span></text:p>
      <text:p text:style-name="P7"><text:span text:style-name="T10"><text:s text:c="8"/>a[i][0] = int(randint(1, 1000))<text:tab/><text:tab/><text:tab/><text:tab/><text:tab/>1</text:span></text:p>
      <text:p text:style-name="P7"><text:span text:style-name="T10"><text:s text:c="8"/>const += 1<text:tab/><text:tab/><text:tab/><text:tab/><text:tab/><text:tab/><text:tab/><text:tab/>1</text:span></text:p>
      <text:p text:style-name="P7"><text:span text:style-name="T10"><text:s text:c="4"/>for i in range(0, n):<text:tab/><text:tab/><text:tab/><text:tab/><text:tab/><text:tab/><text:tab/>n</text:span></text:p>
      <text:p text:style-name="P7"><text:soft-page-break/><text:span text:style-name="T10"><text:s text:c="8"/>a[i][1] = int(randint(1, 1000))<text:tab/><text:tab/><text:tab/><text:tab/><text:tab/>1</text:span></text:p>
      <text:p text:style-name="P7"><text:span text:style-name="T10"><text:s text:c="8"/>const += 1<text:tab/><text:tab/><text:tab/><text:tab/><text:tab/><text:tab/><text:tab/><text:tab/>1</text:span></text:p>
      <text:p text:style-name="P7"><text:span text:style-name="T10"><text:s text:c="4"/>for i in range(0, n-1):<text:tab/><text:tab/><text:tab/><text:tab/><text:tab/><text:tab/><text:tab/>n</text:span></text:p>
      <text:p text:style-name="P7"><text:span text:style-name="T10"><text:s text:c="8"/>t[i][0] = int(randint(1, 1000))<text:tab/><text:tab/><text:tab/><text:tab/><text:tab/>1</text:span></text:p>
      <text:p text:style-name="P7"><text:span text:style-name="T10"><text:s text:c="8"/>const += 1<text:tab/><text:tab/><text:tab/><text:tab/><text:tab/><text:tab/><text:tab/><text:tab/>1</text:span></text:p>
      <text:p text:style-name="P7"><text:span text:style-name="T10"><text:s text:c="4"/>for i in range(0, n-1):<text:tab/><text:tab/><text:tab/><text:tab/><text:tab/><text:tab/><text:tab/>n</text:span></text:p>
      <text:p text:style-name="P7"><text:span text:style-name="T10"><text:s text:c="8"/>t[i][1] = int(randint(1, 1000))<text:tab/><text:tab/><text:tab/><text:tab/><text:tab/>1</text:span></text:p>
      <text:p text:style-name="P7"><text:span text:style-name="T10"><text:s text:c="8"/>const += 1<text:tab/><text:tab/><text:tab/><text:tab/><text:tab/><text:tab/><text:tab/><text:tab/>1</text:span></text:p>
      <text:p text:style-name="P7"><text:span text:style-name="T10"><text:s text:c="4"/>fast_way(a,t,e,x,n)<text:tab/><text:tab/><text:tab/><text:tab/><text:tab/><text:tab/><text:tab/>Tfast_way</text:span></text:p>
      <text:p text:style-name="P7"><text:span text:style-name="T10"><text:s text:c="4"/>time2 = time.time()<text:tab/><text:tab/><text:tab/><text:tab/><text:tab/><text:tab/><text:tab/>1</text:span></text:p>
      <text:p text:style-name="P7"><text:span text:style-name="T10"><text:s text:c="4"/>skirtumas = time2 – time1<text:tab/><text:tab/><text:tab/><text:tab/><text:tab/><text:tab/><text:tab/>1</text:span></text:p>
      <text:p text:style-name="P7"><text:span text:style-name="T10"><text:s text:c="4"/>print "Bendras uztruktas laikas sekundemis: %(time)s" %{'time': skirtumas}</text:span></text:p>
      <text:p text:style-name="P7"><text:span text:style-name="T10"><text:s text:c="4"/>const += 3</text:span></text:p>
      <text:p text:style-name="P7"><text:span text:style-name="T10"><text:s text:c="4"/>print "Eiluciu kiekis: %(const)s" %{'const': const}</text:span></text:p>
      <text:p text:style-name="P7"/>
      <text:p text:style-name="P7"><text:span text:style-name="T10">if __name__ == '__main__':</text:span></text:p>
      <text:p text:style-name="P7"><text:span text:style-name="T10"><text:s text:c="3"/>main(20)</text:span></text:p>
      <text:p text:style-name="P7"><text:span text:style-name="T10"><text:s text:c="3"/>main(100)</text:span></text:p>
      <text:p text:style-name="P7"><text:span text:style-name="T10"><text:s text:c="3"/>main(200)</text:span></text:p>
      <text:p text:style-name="P7"><text:span text:style-name="T10"><text:s text:c="3"/>main(500)</text:span></text:p>
      <text:p text:style-name="P7"><text:span text:style-name="T10"><text:s text:c="3"/>main(1000)</text:span></text:p>
      <text:p text:style-name="P7"><text:span text:style-name="T10"><text:s text:c="3"/>main(2000)</text:span></text:p>
      <text:p text:style-name="P7"><text:span text:style-name="T10"><text:s text:c="3"/>main(5000)</text:span></text:p>
      <text:p text:style-name="P7"><text:span text:style-name="T10"><text:s text:c="3"/>main(10000)</text:span></text:p>
      <text:p text:style-name="P7"><text:span text:style-name="T10"><text:s text:c="3"/>main(20000)</text:span></text:p>
      <text:p text:style-name="P7"><text:span text:style-name="T10"><text:s text:c="3"/>main(50000)</text:span></text:p>
      <text:p text:style-name="P7"><text:span text:style-name="T10"><text:s text:c="3"/>main(100000)</text:span></text:p>
      <text:p text:style-name="P7"><text:span text:style-name="T10"><text:s text:c="3"/>main(1000000)</text:span></text:p>
      <text:p text:style-name="P8"/>
      <text:p text:style-name="Standard"><text:span text:style-name="T13">T(n) = 62 + 6n</text:span></text:p>
      <text:p text:style-name="Standard"><text:span text:style-name="T13">Taikant pradinę teoriją, gauname:</text:span></text:p>
      <text:p text:style-name="Standard"><text:span text:style-name="T14">T(n) = O(n)</text:span></text:p>
      <text:p text:style-name="Standard"><text:span text:style-name="T7">Algoritmo ekspermentinis tyrimas</text:span></text:p>
      <text:p text:style-name="Standard"><text:span text:style-name="T6">Algoritmas testuojamas rikiuojant sveikuosius skaičius. Buvo sugeneruota daug atsitiktinių skaičių nuo pat 20 iki 10,000,000 skaičių. Reikšmių imtis nuo 1 iki 1000</text:span></text:p>
      <text:p text:style-name="Standard"/>
      <text:p text:style-name="Standard"><text:span text:style-name="T6">Atlikus tyrimą – gauti tokie rezultatai:</text:span></text:p>
      <table:table table:name="Lentelė3" table:style-name="Lentelė3">
        <table:table-column table:style-name="Lentelė3.A" table:number-columns-repeated="3"/>
        <table:table-row table:style-name="Lentelė3.1">
          <table:table-cell table:style-name="Lentelė3.A1" table:number-rows-spanned="2" office:value-type="string">
            <text:p text:style-name="P15"><text:span text:style-name="T15">Elementų sk.</text:span></text:p>
          </table:table-cell>
          <table:table-cell table:style-name="Lentelė3.B1" table:number-columns-spanned="2" office:value-type="string">
            <text:p text:style-name="P15"/>
          </table:table-cell>
          <table:covered-table-cell/>
        </table:table-row>
        <table:table-row table:style-name="Lentelė3.1">
          <table:covered-table-cell/>
          <table:table-cell table:style-name="Lentelė3.B2" office:value-type="string">
            <text:p text:style-name="P15"><text:span text:style-name="T15">Trukmė (s)</text:span></text:p>
          </table:table-cell>
          <table:table-cell table:style-name="Lentelė3.C2" office:value-type="string">
            <text:p text:style-name="P15"><text:span text:style-name="T15">Operacijų sk.</text:span></text:p>
          </table:table-cell>
        </table:table-row>
        <table:table-row table:style-name="Lentelė3.1">
          <table:table-cell table:style-name="Lentelė3.A3" office:value-type="string">
            <text:p text:style-name="Table_20_Contents"><text:span text:style-name="T15">20</text:span></text:p>
          </table:table-cell>
          <table:table-cell table:style-name="Lentelė3.B3" office:value-type="string">
            <text:p text:style-name="P16"><text:span text:style-name="T15">0.0002</text:span></text:p>
          </table:table-cell>
          <table:table-cell table:style-name="Lentelė3.C3" office:value-type="string">
            <text:p text:style-name="P16"><text:span text:style-name="T15">216</text:span></text:p>
          </table:table-cell>
        </table:table-row>
        <table:table-row table:style-name="Lentelė3.1">
          <table:table-cell table:style-name="Lentelė3.A4" office:value-type="string">
            <text:p text:style-name="Table_20_Contents"><text:span text:style-name="T15">100</text:span></text:p>
          </table:table-cell>
          <table:table-cell table:style-name="Lentelė3.B4" office:value-type="string">
            <text:p text:style-name="P16"><text:span text:style-name="T15">0.0007</text:span></text:p>
          </table:table-cell>
          <table:table-cell table:style-name="Lentelė3.C4" office:value-type="string">
            <text:p text:style-name="P16"><text:span text:style-name="T15">1016</text:span></text:p>
          </table:table-cell>
        </table:table-row>
        <table:table-row table:style-name="Lentelė3.1">
          <table:table-cell table:style-name="Lentelė3.A5" office:value-type="string">
            <text:p text:style-name="Table_20_Contents"><text:span text:style-name="T15">200</text:span></text:p>
          </table:table-cell>
          <table:table-cell table:style-name="Lentelė3.B5" office:value-type="string">
            <text:p text:style-name="P16"><text:span text:style-name="T15">0.0014</text:span></text:p>
          </table:table-cell>
          <table:table-cell table:style-name="Lentelė3.C5" office:value-type="string">
            <text:p text:style-name="P16"><text:span text:style-name="T15">2016</text:span></text:p>
          </table:table-cell>
        </table:table-row>
        <table:table-row table:style-name="Lentelė3.1">
          <table:table-cell table:style-name="Lentelė3.A6" office:value-type="string">
            <text:p text:style-name="Table_20_Contents"><text:span text:style-name="T15">500</text:span></text:p>
          </table:table-cell>
          <table:table-cell table:style-name="Lentelė3.B6" office:value-type="string">
            <text:p text:style-name="P16"><text:span text:style-name="T15">0.0055</text:span></text:p>
          </table:table-cell>
          <table:table-cell table:style-name="Lentelė3.C6" office:value-type="string">
            <text:p text:style-name="P16"><text:span text:style-name="T15">5016</text:span></text:p>
          </table:table-cell>
        </table:table-row>
        <table:table-row table:style-name="Lentelė3.1">
          <table:table-cell table:style-name="Lentelė3.A7" office:value-type="string">
            <text:p text:style-name="Table_20_Contents"><text:span text:style-name="T15">1000</text:span></text:p>
          </table:table-cell>
          <table:table-cell table:style-name="Lentelė3.B7" office:value-type="string">
            <text:p text:style-name="P16"><text:span text:style-name="T15">0.0076</text:span></text:p>
          </table:table-cell>
          <table:table-cell table:style-name="Lentelė3.C7" office:value-type="string">
            <text:p text:style-name="P16"><text:span text:style-name="T15">10016</text:span></text:p>
          </table:table-cell>
        </table:table-row>
        <table:table-row table:style-name="Lentelė3.1">
          <table:table-cell table:style-name="Lentelė3.A8" office:value-type="string">
            <text:p text:style-name="Table_20_Contents"><text:span text:style-name="T15">2000</text:span></text:p>
          </table:table-cell>
          <table:table-cell table:style-name="Lentelė3.B8" office:value-type="string">
            <text:p text:style-name="P16"><text:span text:style-name="T15">0.0143</text:span></text:p>
          </table:table-cell>
          <table:table-cell table:style-name="Lentelė3.C8" office:value-type="string">
            <text:p text:style-name="P16"><text:span text:style-name="T15">20016</text:span></text:p>
          </table:table-cell>
        </table:table-row>
        <table:table-row table:style-name="Lentelė3.1">
          <table:table-cell table:style-name="Lentelė3.A9" office:value-type="string">
            <text:p text:style-name="Table_20_Contents"><text:span text:style-name="T15">5000</text:span></text:p>
          </table:table-cell>
          <table:table-cell table:style-name="Lentelė3.B9" office:value-type="string">
            <text:p text:style-name="P16"><text:span text:style-name="T15">0.0406</text:span></text:p>
          </table:table-cell>
          <table:table-cell table:style-name="Lentelė3.C9" office:value-type="string">
            <text:p text:style-name="P16"><text:span text:style-name="T15">50016</text:span></text:p>
          </table:table-cell>
        </table:table-row>
        <table:table-row table:style-name="Lentelė3.1">
          <table:table-cell table:style-name="Lentelė3.A10" office:value-type="string">
            <text:p text:style-name="Table_20_Contents"><text:span text:style-name="T15">10000</text:span></text:p>
          </table:table-cell>
          <table:table-cell table:style-name="Lentelė3.B10" office:value-type="string">
            <text:p text:style-name="P16"><text:span text:style-name="T15">0.0764</text:span></text:p>
          </table:table-cell>
          <table:table-cell table:style-name="Lentelė3.C10" office:value-type="string">
            <text:p text:style-name="P16"><text:span text:style-name="T15">100016</text:span></text:p>
          </table:table-cell>
        </table:table-row>
        <table:table-row table:style-name="Lentelė3.1">
          <table:table-cell table:style-name="Lentelė3.A11" office:value-type="string">
            <text:p text:style-name="Table_20_Contents"><text:span text:style-name="T15">20000</text:span></text:p>
          </table:table-cell>
          <table:table-cell table:style-name="Lentelė3.B11" office:value-type="string">
            <text:p text:style-name="P16"><text:span text:style-name="T15">0.1458</text:span></text:p>
          </table:table-cell>
          <table:table-cell table:style-name="Lentelė3.C11" office:value-type="string">
            <text:p text:style-name="P16"><text:span text:style-name="T15">200016</text:span></text:p>
          </table:table-cell>
        </table:table-row>
        <table:table-row table:style-name="Lentelė3.1">
          <table:table-cell table:style-name="Lentelė3.A12" office:value-type="string">
            <text:p text:style-name="Table_20_Contents"><text:span text:style-name="T15">50000</text:span></text:p>
          </table:table-cell>
          <table:table-cell table:style-name="Lentelė3.B12" office:value-type="string">
            <text:p text:style-name="P16"><text:span text:style-name="T15">0.3867</text:span></text:p>
          </table:table-cell>
          <table:table-cell table:style-name="Lentelė3.C12" office:value-type="string">
            <text:p text:style-name="P16"><text:span text:style-name="T15">500016</text:span></text:p>
          </table:table-cell>
        </table:table-row>
        <table:table-row table:style-name="Lentelė3.1">
          <table:table-cell table:style-name="Lentelė3.A13" office:value-type="string">
            <text:p text:style-name="Table_20_Contents"><text:span text:style-name="T15">100000</text:span></text:p>
          </table:table-cell>
          <table:table-cell table:style-name="Lentelė3.B13" office:value-type="string">
            <text:p text:style-name="P16"><text:span text:style-name="T15">0.7978</text:span></text:p>
          </table:table-cell>
          <table:table-cell table:style-name="Lentelė3.C13" office:value-type="string">
            <text:p text:style-name="P16"><text:span text:style-name="T15">1000016</text:span></text:p>
          </table:table-cell>
        </table:table-row>
      </table:table>
      <text:p text:style-name="P2"><text:span text:style-name="T8">Laiko trukmė pagal elementų kiekį</text:span></text:p>
      <text:p text:style-name="P2"><text:span text:style-name="T8"/></text:p>
      <text:p text:style-name="P2"><text:span text:style-name="T8">Operacijų sk. pagal elementų kiekį</text:span></text:p>
      <text:p text:style-name="Standard"/>
      <text:p text:style-name="Standard"/>
      <text:p text:style-name="Standard"><text:bookmark text:name="_GoBack"/></text:p>
      <text:p text:style-name="P1"><text:span text:style-name="T12">Bitoninis euklidinis komivoja</text:span><text:span text:style-name="T11">žerio uždavinys.</text:span></text:p>
      <text:p text:style-name="Text_20_body"/>
      <text:p text:style-name="P12"><text:span text:style-name="T6">Laboratorinio darbo programos realizuotos python programavimo kalbą naudojant Aptana Studio 3 programinę aplinką</text:span></text:p>
      <text:p text:style-name="P12"><text:span text:style-name="T6">Laboratorinio darbo metu naudojama atsitiktinė sveikų skaičių imtis nuo 20 iki 200 elementų</text:span></text:p>
      <text:p text:style-name="P13"/>
      <text:p text:style-name="Standard"><text:span text:style-name="T6">Teoriškai šio algoritmo sudėtingumas yra:</text:span></text:p>
      <text:p text:style-name="Standard"><draw:frame draw:style-name="fr1" draw:name="Objektas2" text:anchor-type="as-char" svg:width="1.129cm" svg:height="0.586cm" draw:z-index="1"><draw:object xlink:href="./Object 2" xlink:type="simple" xlink:show="embed" xlink:actuate="onLoad"/><draw:image xlink:href="./ObjectReplacements/Object 2" xlink:type="simple" xlink:show="embed" xlink:actuate="onLoad"/><svg:desc>formulė</svg:desc></draw:frame></text:p>
      <text:p text:style-name="Standard"><text:span text:style-name="T6">n – rikiuojamų elementų kiekis</text:span></text:p>
      <text:p text:style-name="P13"><text:span text:style-name="T6">Dešinėje pažymėta, kiek kartų vykdomos eilutės. Skaičiavimo algoritme skaičiuosime tik tas eilutes, kurios yra susijusios su algoritmu.</text:span></text:p>
      <text:p text:style-name="Standard"><text:span text:style-name="T7">L1_2_2.py</text:span></text:p>
      <text:p text:style-name="P4">#!/usr/bin/env python</text:p>
      <text:p text:style-name="P5"/>
      <text:p text:style-name="P5">import math</text:p>
      <text:p text:style-name="P5">import random</text:p>
      <text:p text:style-name="P5"><text:soft-page-break/>import time</text:p>
      <text:p text:style-name="P5">from random import randint</text:p>
      <text:p text:style-name="P5">const = 0;</text:p>
      <text:p text:style-name="P5"/>
      <text:p text:style-name="P5">class City:</text:p>
      <text:p text:style-name="P5"><text:s text:c="3"/>def __init__(self, x=None, y=None):</text:p>
      <text:p text:style-name="P5"><text:s text:c="6"/>global const<text:tab/><text:tab/><text:tab/><text:tab/><text:tab/><text:tab/><text:tab/><text:tab/><text:tab/>1</text:p>
      <text:p text:style-name="P5"><text:s text:c="6"/>self.x = None<text:tab/><text:tab/><text:tab/><text:tab/><text:tab/><text:tab/><text:tab/><text:tab/><text:tab/>1</text:p>
      <text:p text:style-name="P5"><text:s text:c="6"/>self.y = None<text:tab/><text:tab/><text:tab/><text:tab/><text:tab/><text:tab/><text:tab/><text:tab/><text:tab/>1</text:p>
      <text:p text:style-name="P5"><text:s text:c="6"/>const += 2<text:tab/><text:tab/><text:tab/><text:tab/><text:tab/><text:tab/><text:tab/><text:tab/><text:tab/><text:tab/>1</text:p>
      <text:p text:style-name="P5"><text:s text:c="6"/>if x is not None:<text:tab/><text:tab/><text:tab/><text:tab/><text:tab/><text:tab/><text:tab/><text:tab/><text:tab/>1</text:p>
      <text:p text:style-name="P5"><text:s text:c="9"/>self.x = x<text:tab/><text:tab/><text:tab/>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6"/>else:<text:tab/><text:tab/><text:tab/><text:tab/><text:tab/><text:tab/><text:tab/><text:tab/><text:tab/><text:tab/>1</text:p>
      <text:p text:style-name="P5"><text:s text:c="9"/>self.x = int(random.random() * 200)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6"/>if y is not None:<text:tab/><text:tab/><text:tab/><text:tab/><text:tab/><text:tab/><text:tab/><text:tab/><text:tab/>1</text:p>
      <text:p text:style-name="P5"><text:s text:c="9"/>self.y = y<text:tab/><text:tab/><text:tab/>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6"/>else:<text:tab/><text:tab/><text:tab/><text:tab/><text:tab/><text:tab/><text:tab/><text:tab/><text:tab/><text:tab/>1</text:p>
      <text:p text:style-name="P5"><text:s text:c="9"/>self.y = int(random.random() * 200)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3"/></text:p>
      <text:p text:style-name="P5"><text:s text:c="3"/>def getX(self):</text:p>
      <text:p text:style-name="P5"><text:s text:c="6"/>return self.x<text:tab/><text:tab/><text:tab/><text:tab/><text:tab/><text:tab/><text:tab/><text:tab/><text:tab/>1</text:p>
      <text:p text:style-name="P5"><text:s text:c="3"/></text:p>
      <text:p text:style-name="P5"><text:s text:c="3"/>def getY(self):</text:p>
      <text:p text:style-name="P5"><text:s text:c="6"/>return self.y<text:tab/><text:tab/><text:tab/><text:tab/><text:tab/><text:tab/><text:tab/><text:tab/><text:tab/>1</text:p>
      <text:p text:style-name="P5"><text:s text:c="3"/></text:p>
      <text:p text:style-name="P5"><text:s text:c="3"/>def distanceTo(self, city):</text:p>
      <text:p text:style-name="P5"><text:s text:c="6"/>global const<text:tab/><text:tab/><text:tab/><text:tab/><text:tab/><text:tab/><text:tab/><text:tab/><text:tab/>1</text:p>
      <text:p text:style-name="P5"><text:s text:c="6"/>xDistance = abs(self.getX() - city.getX())<text:tab/><text:tab/><text:tab/><text:tab/><text:tab/><text:tab/>1</text:p>
      <text:p text:style-name="P5"><text:s text:c="6"/>yDistance = abs(self.getY() - city.getY())<text:tab/><text:tab/><text:tab/><text:tab/><text:tab/><text:tab/>1</text:p>
      <text:p text:style-name="P5"><text:s text:c="6"/>distance = math.sqrt( (xDistance*xDistance) + (yDistance*yDistance) )<text:tab/><text:tab/><text:tab/>1</text:p>
      <text:p text:style-name="P5"><text:s text:c="6"/>const += 3<text:tab/><text:tab/><text:tab/><text:tab/><text:tab/><text:tab/><text:tab/><text:tab/><text:tab/><text:tab/>1</text:p>
      <text:p text:style-name="P5"><text:s text:c="6"/>return distance<text:tab/><text:tab/><text:tab/><text:tab/><text:tab/><text:tab/><text:tab/><text:tab/><text:tab/>1</text:p>
      <text:p text:style-name="P5"><text:s text:c="3"/></text:p>
      <text:p text:style-name="P5"><text:s text:c="3"/>def __repr__(self):</text:p>
      <text:p text:style-name="P5"><text:s text:c="6"/>return str(self.getX()) + ", " + str(self.getY())<text:tab/><text:tab/><text:tab/><text:tab/><text:tab/>1</text:p>
      <text:p text:style-name="P5"/>
      <text:p text:style-name="P5"/>
      <text:p text:style-name="P5">class TourManager:</text:p>
      <text:p text:style-name="P5"><text:s text:c="3"/>destinationCities = []<text:tab/><text:tab/><text:tab/><text:tab/><text:tab/><text:tab/><text:tab/><text:tab/><text:tab/>1</text:p>
      <text:p text:style-name="P5"><text:s text:c="3"/></text:p>
      <text:p text:style-name="P5"><text:s text:c="3"/>def addCity(self, city):</text:p>
      <text:p text:style-name="P5"><text:s text:c="6"/>self.destinationCities.append(city)<text:tab/><text:tab/><text:tab/><text:tab/><text:tab/><text:tab/><text:tab/>1</text:p>
      <text:p text:style-name="P5"><text:s text:c="3"/><text:tab/><text:tab/><text:tab/><text:tab/><text:tab/></text:p>
      <text:p text:style-name="P5"><text:s text:c="3"/>def getCity(self, index):</text:p>
      <text:p text:style-name="P5"><text:s text:c="6"/>return self.destinationCities[index]<text:tab/><text:tab/><text:tab/><text:tab/><text:tab/><text:tab/><text:tab/>1</text:p>
      <text:p text:style-name="P5"><text:s text:c="3"/></text:p>
      <text:p text:style-name="P5"><text:s text:c="3"/>def numberOfCities(self):</text:p>
      <text:p text:style-name="P5"><text:s text:c="6"/>return len(self.destinationCities)<text:tab/><text:tab/><text:tab/><text:tab/><text:tab/><text:tab/><text:tab/>1</text:p>
      <text:p text:style-name="P5"/>
      <text:p text:style-name="P5"/>
      <text:p text:style-name="P5">class Tour:</text:p>
      <text:p text:style-name="P5"><text:s text:c="3"/>def __init__(self, tourmanager, tour=None):</text:p>
      <text:p text:style-name="P5"><text:s text:c="6"/>global const<text:tab/><text:tab/><text:tab/><text:tab/><text:tab/><text:tab/><text:tab/><text:tab/><text:tab/>1</text:p>
      <text:p text:style-name="P5"><text:s text:c="6"/>self.tourmanager = tourmanager<text:tab/><text:tab/><text:tab/><text:tab/><text:tab/><text:tab/><text:tab/>1</text:p>
      <text:p text:style-name="P5"><text:s text:c="6"/>self.tour = []<text:tab/><text:tab/><text:tab/><text:tab/><text:tab/><text:tab/><text:tab/><text:tab/><text:tab/>1</text:p>
      <text:p text:style-name="P5"><text:s text:c="6"/>self.fitness = 0.0<text:tab/><text:tab/><text:tab/><text:tab/><text:tab/><text:tab/><text:tab/><text:tab/><text:tab/>1</text:p>
      <text:p text:style-name="P5"><text:s text:c="6"/>self.distance = 0<text:tab/><text:tab/><text:tab/><text:tab/><text:tab/><text:tab/><text:tab/><text:tab/><text:tab/>1</text:p>
      <text:p text:style-name="P5"><text:s text:c="6"/>const += 4<text:tab/><text:tab/><text:tab/><text:tab/><text:tab/><text:tab/><text:tab/><text:tab/><text:tab/><text:tab/>1</text:p>
      <text:p text:style-name="P5"><text:s text:c="6"/>if tour is not None:<text:tab/><text:tab/><text:tab/><text:tab/><text:tab/><text:tab/><text:tab/><text:tab/>1</text:p>
      <text:p text:style-name="P5"><text:s text:c="9"/>self.tour = tour<text:tab/><text:tab/><text:tab/>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6"/>else:<text:tab/><text:tab/><text:tab/><text:tab/><text:tab/><text:tab/><text:tab/><text:tab/><text:tab/><text:tab/>1</text:p>
      <text:p text:style-name="P5"><text:s text:c="9"/>for i in range(0, self.tourmanager.numberOfCities()):<text:tab/><text:tab/><text:tab/><text:tab/>n</text:p>
      <text:p text:style-name="P5"><text:s text:c="12"/>self.tour.append(None)<text:tab/><text:tab/><text:tab/><text:tab/><text:tab/><text:tab/><text:tab/>1</text:p>
      <text:p text:style-name="P5"><text:s text:c="12"/>const += 1<text:tab/><text:tab/><text:tab/><text:tab/><text:tab/><text:tab/><text:tab/><text:tab/><text:tab/>1</text:p>
      <text:p text:style-name="P5"><text:s text:c="3"/></text:p>
      <text:p text:style-name="P5"><text:s text:c="3"/>def __len__(self):</text:p>
      <text:p text:style-name="P5"><text:s text:c="6"/>return len(self.tour)<text:tab/><text:tab/><text:tab/><text:tab/><text:tab/><text:tab/><text:tab/><text:tab/>1</text:p>
      <text:p text:style-name="P5"><text:s text:c="3"/></text:p>
      <text:p text:style-name="P5"><text:s text:c="3"/>def __getitem__(self, index):</text:p>
      <text:p text:style-name="P5"><text:s text:c="6"/>return self.tour[index]<text:tab/><text:tab/><text:tab/><text:tab/><text:tab/><text:tab/><text:tab/><text:tab/>1</text:p>
      <text:p text:style-name="P5"><text:s text:c="3"/></text:p>
      <text:p text:style-name="P5"><text:s text:c="3"/>def __setitem__(self, key, value):</text:p>
      <text:p text:style-name="P5"><text:s text:c="6"/>self.tour[key] = value<text:tab/><text:tab/><text:tab/><text:tab/><text:tab/><text:tab/><text:tab/><text:tab/>1</text:p>
      <text:p text:style-name="P5"><text:s text:c="3"/></text:p>
      <text:p text:style-name="P5"><text:s text:c="3"/>def __repr__(self):</text:p>
      <text:p text:style-name="P5"><text:s text:c="6"/>global const<text:tab/><text:tab/><text:tab/><text:tab/><text:tab/><text:tab/><text:tab/><text:tab/><text:tab/>1</text:p>
      <text:p text:style-name="P5"><text:s text:c="6"/>geneString = "|"<text:tab/><text:tab/><text:tab/><text:tab/><text:tab/><text:tab/><text:tab/><text:tab/><text:tab/>1</text:p>
      <text:p text:style-name="P5"><text:s text:c="6"/>const += 1<text:tab/><text:tab/><text:tab/><text:tab/><text:tab/><text:tab/><text:tab/><text:tab/><text:tab/><text:tab/>1</text:p>
      <text:p text:style-name="P5"><text:s text:c="6"/>for i in range(0, self.tourSize()):<text:tab/><text:tab/><text:tab/><text:tab/><text:tab/><text:tab/><text:tab/>n</text:p>
      <text:p text:style-name="P5"><text:s text:c="9"/>geneString += str(self.getCity(i)) + "|"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6"/>return geneString<text:tab/><text:tab/><text:tab/><text:tab/><text:tab/><text:tab/><text:tab/><text:tab/><text:tab/>1</text:p>
      <text:p text:style-name="P5"><text:s text:c="3"/></text:p>
      <text:p text:style-name="P5"><text:s text:c="3"/>def generateIndividual(self):</text:p>
      <text:p text:style-name="P5"><text:soft-page-break/><text:s text:c="6"/>global const<text:tab/><text:tab/><text:tab/><text:tab/><text:tab/><text:tab/><text:tab/><text:tab/><text:tab/>1</text:p>
      <text:p text:style-name="P5"><text:s text:c="6"/>for cityIndex in range(0, self.tourmanager.numberOfCities()):<text:tab/><text:tab/><text:tab/><text:tab/>n</text:p>
      <text:p text:style-name="P5"><text:s text:c="9"/>self.setCity(cityIndex, self.tourmanager.getCity(cityIndex))<text:tab/><text:tab/><text:tab/>1</text:p>
      <text:p text:style-name="P5"><text:s text:c="9"/>const += 1<text:tab/><text:tab/><text:tab/><text:tab/><text:tab/><text:tab/><text:tab/><text:tab/><text:tab/>1</text:p>
      <text:p text:style-name="P5"><text:s text:c="6"/>random.shuffle(self.tour)<text:tab/><text:tab/><text:tab/><text:tab/><text:tab/><text:tab/><text:tab/><text:tab/>1</text:p>
      <text:p text:style-name="P5"><text:s text:c="3"/></text:p>
      <text:p text:style-name="P5"><text:s text:c="3"/>def getCity(self, tourPosition):</text:p>
      <text:p text:style-name="P5"><text:s text:c="6"/>return self.tour[tourPosition]<text:tab/><text:tab/><text:tab/><text:tab/><text:tab/><text:tab/><text:tab/>1</text:p>
      <text:p text:style-name="P5"><text:s text:c="3"/></text:p>
      <text:p text:style-name="P5"><text:s text:c="3"/>def setCity(self, tourPosition, city):</text:p>
      <text:p text:style-name="P5"><text:s text:c="6"/>global const<text:tab/><text:tab/><text:tab/><text:tab/><text:tab/><text:tab/><text:tab/><text:tab/><text:tab/>1</text:p>
      <text:p text:style-name="P5"><text:s text:c="6"/>self.tour[tourPosition] = city<text:tab/><text:tab/><text:tab/><text:tab/><text:tab/><text:tab/><text:tab/>1</text:p>
      <text:p text:style-name="P5"><text:s text:c="6"/>self.fitness = 0.0<text:tab/><text:tab/><text:tab/><text:tab/><text:tab/><text:tab/><text:tab/><text:tab/><text:tab/>1</text:p>
      <text:p text:style-name="P5"><text:s text:c="6"/>self.distance = 0<text:tab/><text:tab/><text:tab/><text:tab/><text:tab/><text:tab/><text:tab/><text:tab/><text:tab/>1</text:p>
      <text:p text:style-name="P5"><text:s text:c="6"/>const += 3<text:tab/><text:tab/><text:tab/><text:tab/><text:tab/><text:tab/><text:tab/><text:tab/><text:tab/><text:tab/>1</text:p>
      <text:p text:style-name="P5"><text:s text:c="3"/></text:p>
      <text:p text:style-name="P5"><text:s text:c="3"/>def getFitness(self):</text:p>
      <text:p text:style-name="P5"><text:s text:c="6"/>global const<text:tab/><text:tab/><text:tab/><text:tab/><text:tab/><text:tab/><text:tab/><text:tab/><text:tab/>1</text:p>
      <text:p text:style-name="P5"><text:s text:c="6"/>if self.fitness == 0:<text:tab/><text:tab/><text:tab/><text:tab/><text:tab/><text:tab/><text:tab/><text:tab/>1</text:p>
      <text:p text:style-name="P5"><text:s text:c="9"/>self.fitness = 1/float(self.getDistance())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6"/>return self.fitness<text:tab/><text:tab/><text:tab/><text:tab/><text:tab/><text:tab/><text:tab/><text:tab/><text:tab/>1</text:p>
      <text:p text:style-name="P5"><text:s text:c="3"/></text:p>
      <text:p text:style-name="P5"><text:s text:c="3"/>def getDistance(self):</text:p>
      <text:p text:style-name="P5"><text:s text:c="6"/>global const<text:tab/><text:tab/><text:tab/><text:tab/><text:tab/><text:tab/><text:tab/><text:tab/><text:tab/>1</text:p>
      <text:p text:style-name="P5"><text:s text:c="6"/>if self.distance == 0:<text:tab/><text:tab/><text:tab/><text:tab/><text:tab/><text:tab/><text:tab/><text:tab/>1</text:p>
      <text:p text:style-name="P5"><text:s text:c="9"/>tourDistance = 0<text:tab/><text:tab/><text:tab/>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9"/>for cityIndex in range(0, self.tourSize()):<text:tab/><text:tab/><text:tab/><text:tab/><text:tab/>n</text:p>
      <text:p text:style-name="P5"><text:s text:c="12"/>fromCity = self.getCity(cityIndex)<text:tab/><text:tab/><text:tab/><text:tab/><text:tab/><text:tab/>1</text:p>
      <text:p text:style-name="P5"><text:s text:c="12"/>destinationCity = None<text:tab/><text:tab/><text:tab/><text:tab/><text:tab/><text:tab/><text:tab/>1</text:p>
      <text:p text:style-name="P5"><text:s text:c="12"/>const += 2<text:tab/><text:tab/><text:tab/><text:tab/><text:tab/><text:tab/><text:tab/><text:tab/><text:tab/>1</text:p>
      <text:p text:style-name="P5"><text:s text:c="12"/>if cityIndex+1 &lt; self.tourSize():<text:tab/><text:tab/><text:tab/><text:tab/><text:tab/><text:tab/>1</text:p>
      <text:p text:style-name="P5"><text:s text:c="15"/>destinationCity = self.getCity(cityIndex+1)<text:tab/><text:tab/><text:tab/><text:tab/><text:tab/>1</text:p>
      <text:p text:style-name="P5"><text:s text:c="15"/>const += 1<text:tab/><text:tab/><text:tab/><text:tab/><text:tab/><text:tab/><text:tab/><text:tab/><text:tab/>1</text:p>
      <text:p text:style-name="P5"><text:s text:c="12"/>else:<text:tab/><text:tab/><text:tab/><text:tab/><text:tab/><text:tab/><text:tab/><text:tab/><text:tab/>1</text:p>
      <text:p text:style-name="P5"><text:s text:c="15"/>destinationCity = self.getCity(0)<text:tab/><text:tab/><text:tab/><text:tab/><text:tab/><text:tab/>1</text:p>
      <text:p text:style-name="P5"><text:s text:c="15"/>const += 1<text:tab/><text:tab/><text:tab/><text:tab/><text:tab/><text:tab/><text:tab/><text:tab/><text:tab/>1</text:p>
      <text:p text:style-name="P5"><text:s text:c="12"/>tourDistance += fromCity.distanceTo(destinationCity)<text:tab/><text:tab/><text:tab/><text:tab/>1</text:p>
      <text:p text:style-name="P5"><text:s text:c="12"/>const += 1<text:tab/><text:tab/><text:tab/><text:tab/><text:tab/><text:tab/><text:tab/><text:tab/><text:tab/>1</text:p>
      <text:p text:style-name="P5"><text:s text:c="9"/>self.distance = tourDistance<text:tab/>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6"/>return self.distance<text:tab/><text:tab/><text:tab/><text:tab/><text:tab/><text:tab/><text:tab/><text:tab/>1</text:p>
      <text:p text:style-name="P5"><text:s text:c="3"/></text:p>
      <text:p text:style-name="P5"><text:s text:c="3"/>def tourSize(self):<text:tab/></text:p>
      <text:p text:style-name="P5"><text:s text:c="6"/>return len(self.tour)<text:tab/><text:tab/><text:tab/><text:tab/><text:tab/><text:tab/><text:tab/><text:tab/>1</text:p>
      <text:p text:style-name="P5"><text:s text:c="3"/></text:p>
      <text:p text:style-name="P5"><text:s text:c="3"/>def containsCity(self, city):</text:p>
      <text:p text:style-name="P5"><text:s text:c="6"/>return city in self.tour<text:tab/><text:tab/><text:tab/><text:tab/><text:tab/><text:tab/><text:tab/><text:tab/>1</text:p>
      <text:p text:style-name="P5"/>
      <text:p text:style-name="P5"/>
      <text:p text:style-name="P5">class Pop:</text:p>
      <text:p text:style-name="P5"><text:s text:c="3"/>def __init__(self, tourmanager, populationSize, initialise):<text:tab/><text:tab/><text:tab/></text:p>
      <text:p text:style-name="P5"><text:s text:c="6"/>global const<text:tab/><text:tab/><text:tab/><text:tab/><text:tab/><text:tab/><text:tab/><text:tab/><text:tab/>1</text:p>
      <text:p text:style-name="P5"><text:s text:c="6"/>self.tours = []<text:tab/><text:tab/><text:tab/><text:tab/><text:tab/><text:tab/><text:tab/><text:tab/><text:tab/>1</text:p>
      <text:p text:style-name="P5"><text:s text:c="6"/>for i in range(0, populationSize):<text:tab/><text:tab/><text:tab/><text:tab/><text:tab/><text:tab/><text:tab/>n</text:p>
      <text:p text:style-name="P5"><text:s text:c="9"/>self.tours.append(None)<text:tab/><text:tab/><text:tab/><text:tab/><text:tab/><text:tab/><text:tab/><text:tab/>1</text:p>
      <text:p text:style-name="P5"><text:s text:c="9"/>const += 1<text:tab/><text:tab/><text:tab/><text:tab/><text:tab/><text:tab/><text:tab/><text:tab/><text:tab/>1</text:p>
      <text:p text:style-name="P5"><text:s text:c="6"/></text:p>
      <text:p text:style-name="P5"><text:s text:c="6"/>if initialise:</text:p>
      <text:p text:style-name="P5"><text:s text:c="9"/>for i in range(0, populationSize):<text:tab/><text:tab/><text:tab/><text:tab/><text:tab/><text:tab/>n</text:p>
      <text:p text:style-name="P5"><text:s text:c="12"/>newTour = Tour(tourmanager)<text:tab/><text:tab/><text:tab/><text:tab/><text:tab/><text:tab/><text:tab/>1</text:p>
      <text:p text:style-name="P5"><text:s text:c="12"/>newTour.generateIndividual()<text:tab/><text:tab/><text:tab/><text:tab/><text:tab/><text:tab/><text:tab/>1</text:p>
      <text:p text:style-name="P5"><text:s text:c="12"/>self.saveTour(i, newTour)<text:tab/><text:tab/><text:tab/><text:tab/><text:tab/><text:tab/><text:tab/>1</text:p>
      <text:p text:style-name="P5"><text:s text:c="12"/>const += 3<text:tab/><text:tab/><text:tab/><text:tab/><text:tab/><text:tab/><text:tab/><text:tab/><text:tab/>1</text:p>
      <text:p text:style-name="P5"><text:s text:c="6"/></text:p>
      <text:p text:style-name="P5"><text:s text:c="3"/>def __setitem__(self, key, value):</text:p>
      <text:p text:style-name="P5"><text:s text:c="6"/>self.tours[key] = value<text:tab/><text:tab/><text:tab/><text:tab/><text:tab/><text:tab/><text:tab/><text:tab/>1</text:p>
      <text:p text:style-name="P5"><text:s text:c="3"/></text:p>
      <text:p text:style-name="P5"><text:s text:c="3"/>def __getitem__(self, index):</text:p>
      <text:p text:style-name="P5"><text:s text:c="6"/>return self.tours[index]<text:tab/><text:tab/><text:tab/><text:tab/><text:tab/><text:tab/><text:tab/><text:tab/>1</text:p>
      <text:p text:style-name="P5"><text:s text:c="3"/></text:p>
      <text:p text:style-name="P5"><text:s text:c="3"/>def saveTour(self, index, tour):</text:p>
      <text:p text:style-name="P5"><text:s text:c="6"/>self.tours[index] = tour<text:tab/><text:tab/><text:tab/><text:tab/><text:tab/><text:tab/><text:tab/><text:tab/>1</text:p>
      <text:p text:style-name="P5"><text:s text:c="3"/></text:p>
      <text:p text:style-name="P5"><text:s text:c="3"/>def getTour(self, index):</text:p>
      <text:p text:style-name="P5"><text:s text:c="6"/>return self.tours[index]<text:tab/><text:tab/><text:tab/><text:tab/><text:tab/><text:tab/><text:tab/><text:tab/>1</text:p>
      <text:p text:style-name="P5"><text:s text:c="3"/></text:p>
      <text:p text:style-name="P5"><text:s text:c="3"/>def getFittest(self):</text:p>
      <text:p text:style-name="P5"><text:s text:c="6"/>global const<text:tab/><text:tab/><text:tab/><text:tab/><text:tab/><text:tab/><text:tab/><text:tab/><text:tab/>1</text:p>
      <text:p text:style-name="P5"><text:s text:c="6"/>fittest = self.tours[0]<text:tab/><text:tab/><text:tab/><text:tab/><text:tab/><text:tab/><text:tab/><text:tab/>1</text:p>
      <text:p text:style-name="P5"><text:s text:c="6"/>const += 1<text:tab/><text:tab/><text:tab/><text:tab/><text:tab/><text:tab/><text:tab/><text:tab/><text:tab/><text:tab/>1</text:p>
      <text:p text:style-name="P5"><text:s text:c="6"/>for i in range(0, self.popSize()):<text:tab/><text:tab/><text:tab/><text:tab/><text:tab/><text:tab/><text:tab/>n</text:p>
      <text:p text:style-name="P5"><text:s text:c="9"/>if fittest.getFitness() &lt;= self.getTour(i).getFitness():<text:tab/><text:tab/><text:tab/><text:tab/>1</text:p>
      <text:p text:style-name="P5"><text:s text:c="12"/>fittest = self.getTour(i)<text:tab/><text:tab/><text:tab/><text:tab/><text:tab/><text:tab/><text:tab/>1</text:p>
      <text:p text:style-name="P5"><text:s text:c="12"/>const += 1<text:tab/><text:tab/><text:tab/><text:tab/><text:tab/><text:tab/><text:tab/><text:tab/><text:tab/>1</text:p>
      <text:p text:style-name="P5"><text:s text:c="6"/>return fittest<text:tab/><text:tab/><text:tab/><text:tab/><text:tab/><text:tab/><text:tab/><text:tab/><text:tab/>1</text:p>
      <text:p text:style-name="P5"><text:s text:c="3"/></text:p>
      <text:p text:style-name="P5"><text:s text:c="3"/>def popSize(self):</text:p>
      <text:p text:style-name="P5"><text:soft-page-break/><text:s text:c="6"/>return len(self.tours)<text:tab/><text:tab/><text:tab/><text:tab/><text:tab/><text:tab/><text:tab/><text:tab/>1</text:p>
      <text:p text:style-name="P5"/>
      <text:p text:style-name="P5"/>
      <text:p text:style-name="P5">class GA:</text:p>
      <text:p text:style-name="P5"><text:s text:c="3"/>def __init__(self, tourmanager):</text:p>
      <text:p text:style-name="P5"><text:s text:c="6"/>global const<text:tab/><text:tab/><text:tab/><text:tab/><text:tab/><text:tab/><text:tab/><text:tab/><text:tab/>1</text:p>
      <text:p text:style-name="P5"><text:s text:c="6"/>self.tourmanager = tourmanager<text:tab/><text:tab/><text:tab/><text:tab/><text:tab/><text:tab/><text:tab/>1</text:p>
      <text:p text:style-name="P5"><text:s text:c="6"/>self.mutationRate = 0.015<text:tab/><text:tab/><text:tab/><text:tab/><text:tab/><text:tab/><text:tab/><text:tab/>1</text:p>
      <text:p text:style-name="P5"><text:s text:c="6"/>self.tournamentSize = 5<text:tab/><text:tab/><text:tab/><text:tab/><text:tab/><text:tab/><text:tab/><text:tab/>1</text:p>
      <text:p text:style-name="P5"><text:s text:c="6"/>self.elitism = True<text:tab/><text:tab/><text:tab/><text:tab/><text:tab/><text:tab/><text:tab/><text:tab/><text:tab/>1</text:p>
      <text:p text:style-name="P5"><text:s text:c="6"/>const += 4<text:tab/><text:tab/><text:tab/><text:tab/><text:tab/><text:tab/><text:tab/><text:tab/><text:tab/><text:tab/>1</text:p>
      <text:p text:style-name="P5"><text:s text:c="3"/></text:p>
      <text:p text:style-name="P5"><text:s text:c="3"/>def evolvePop(self, pop):</text:p>
      <text:p text:style-name="P5"><text:s text:c="6"/>global const<text:tab/><text:tab/><text:tab/><text:tab/><text:tab/><text:tab/><text:tab/><text:tab/><text:tab/>1</text:p>
      <text:p text:style-name="P5"><text:s text:c="6"/>newPopulation = Pop(self.tourmanager, pop.popSize(), False)<text:tab/><text:tab/><text:tab/><text:tab/>1</text:p>
      <text:p text:style-name="P5"><text:s text:c="6"/>elitismOffset = 0<text:tab/><text:tab/><text:tab/><text:tab/><text:tab/><text:tab/><text:tab/><text:tab/><text:tab/>1</text:p>
      <text:p text:style-name="P5"><text:s text:c="6"/>const += 2<text:tab/><text:tab/><text:tab/><text:tab/><text:tab/><text:tab/><text:tab/><text:tab/><text:tab/><text:tab/>1</text:p>
      <text:p text:style-name="P5"><text:s text:c="6"/>if self.elitism:<text:tab/><text:tab/><text:tab/><text:tab/><text:tab/><text:tab/><text:tab/><text:tab/><text:tab/>1</text:p>
      <text:p text:style-name="P5"><text:s text:c="9"/>newPopulation.saveTour(0, pop.getFittest())<text:tab/><text:tab/><text:tab/><text:tab/><text:tab/>1</text:p>
      <text:p text:style-name="P5"><text:s text:c="9"/>elitismOffset = 1<text:tab/><text:tab/><text:tab/><text:tab/><text:tab/><text:tab/><text:tab/><text:tab/>1</text:p>
      <text:p text:style-name="P5"><text:s text:c="9"/>const += 2<text:tab/><text:tab/><text:tab/><text:tab/><text:tab/><text:tab/><text:tab/><text:tab/><text:tab/>1</text:p>
      <text:p text:style-name="P5"><text:s text:c="6"/></text:p>
      <text:p text:style-name="P5"><text:s text:c="6"/>for i in range(elitismOffset, newPopulation.popSize()):<text:tab/><text:tab/><text:tab/><text:tab/>n</text:p>
      <text:p text:style-name="P5"><text:s text:c="9"/>parent1 = self.tournamentSelection(pop)<text:tab/><text:tab/><text:tab/><text:tab/><text:tab/><text:tab/>1</text:p>
      <text:p text:style-name="P5"><text:s text:c="9"/>parent2 = self.tournamentSelection(pop)<text:tab/><text:tab/><text:tab/><text:tab/><text:tab/><text:tab/>1</text:p>
      <text:p text:style-name="P5"><text:s text:c="9"/>child = self.crossover(parent1, parent2)<text:tab/><text:tab/><text:tab/><text:tab/><text:tab/><text:tab/>1</text:p>
      <text:p text:style-name="P5"><text:s text:c="9"/>newPopulation.saveTour(i, child)<text:tab/><text:tab/><text:tab/><text:tab/><text:tab/><text:tab/><text:tab/>1</text:p>
      <text:p text:style-name="P5"><text:s text:c="9"/>const += 4<text:tab/><text:tab/><text:tab/><text:tab/><text:tab/><text:tab/><text:tab/><text:tab/><text:tab/>1</text:p>
      <text:p text:style-name="P5"><text:s text:c="6"/></text:p>
      <text:p text:style-name="P5"><text:s text:c="6"/>for i in range(elitismOffset, newPopulation.popSize()):<text:tab/><text:tab/><text:tab/><text:tab/>n</text:p>
      <text:p text:style-name="P5"><text:s text:c="9"/>self.mutate(newPopulation.getTour(i))<text:tab/><text:tab/><text:tab/><text:tab/><text:tab/><text:tab/>1</text:p>
      <text:p text:style-name="P5"><text:s text:c="6"/></text:p>
      <text:p text:style-name="P5"><text:s text:c="6"/>return newPopulation<text:tab/><text:tab/><text:tab/><text:tab/><text:tab/><text:tab/><text:tab/><text:tab/>1</text:p>
      <text:p text:style-name="P5"><text:s text:c="3"/></text:p>
      <text:p text:style-name="P5"><text:s text:c="3"/>def crossover(self, parent1, parent2):<text:tab/></text:p>
      <text:p text:style-name="P5"><text:s text:c="6"/>global const<text:tab/><text:tab/><text:tab/><text:tab/><text:tab/><text:tab/><text:tab/><text:tab/><text:tab/>1</text:p>
      <text:p text:style-name="P5"><text:s text:c="6"/>child = Tour(self.tourmanager)<text:tab/><text:tab/><text:tab/><text:tab/><text:tab/><text:tab/><text:tab/>1</text:p>
      <text:p text:style-name="P5"><text:s text:c="6"/><text:tab/><text:tab/><text:tab/><text:tab/><text:tab/></text:p>
      <text:p text:style-name="P5"><text:s text:c="6"/>startPos = int(random.random() * parent1.tourSize())<text:tab/><text:tab/><text:tab/><text:tab/><text:tab/>1</text:p>
      <text:p text:style-name="P5"><text:s text:c="6"/>endPos = int(random.random() * parent1.tourSize())<text:tab/><text:tab/><text:tab/><text:tab/><text:tab/>1</text:p>
      <text:p text:style-name="P5"><text:s text:c="6"/>const += 3<text:tab/><text:tab/><text:tab/><text:tab/><text:tab/><text:tab/><text:tab/><text:tab/><text:tab/><text:tab/>1</text:p>
      <text:p text:style-name="P5"><text:s text:c="6"/></text:p>
      <text:p text:style-name="P5"><text:s text:c="6"/>for i in range(0, child.tourSize()):<text:tab/><text:tab/><text:tab/><text:tab/><text:tab/><text:tab/><text:tab/>n</text:p>
      <text:p text:style-name="P5"><text:s text:c="9"/>if startPos &lt; endPos and i &gt; startPos and i &lt; endPos:<text:tab/><text:tab/><text:tab/><text:tab/>1</text:p>
      <text:p text:style-name="P5"><text:s text:c="12"/>child.setCity(i, parent1.getCity(i))<text:tab/><text:tab/><text:tab/><text:tab/><text:tab/><text:tab/>1</text:p>
      <text:p text:style-name="P5"><text:s text:c="12"/>const += 1<text:tab/><text:tab/><text:tab/><text:tab/><text:tab/><text:tab/><text:tab/><text:tab/><text:tab/>1</text:p>
      <text:p text:style-name="P5"><text:s text:c="9"/>elif startPos &gt; endPos:<text:tab/><text:tab/><text:tab/><text:tab/><text:tab/><text:tab/><text:tab/><text:tab/>1</text:p>
      <text:p text:style-name="P5"><text:s text:c="12"/>if not (i &lt; startPos and i &gt; endPos):<text:tab/><text:tab/><text:tab/><text:tab/><text:tab/><text:tab/>1</text:p>
      <text:p text:style-name="P5"><text:s text:c="15"/>child.setCity(i, parent1.getCity(i))<text:tab/><text:tab/><text:tab/><text:tab/><text:tab/>1</text:p>
      <text:p text:style-name="P5"><text:s text:c="15"/>const += 1<text:tab/><text:tab/><text:tab/><text:tab/><text:tab/><text:tab/><text:tab/><text:tab/><text:tab/>1</text:p>
      <text:p text:style-name="P5"><text:s text:c="6"/></text:p>
      <text:p text:style-name="P5"><text:s text:c="6"/>for i in range(0, parent2.tourSize()):<text:tab/><text:tab/><text:tab/><text:tab/><text:tab/><text:tab/>n</text:p>
      <text:p text:style-name="P5"><text:s text:c="9"/>if not child.containsCity(parent2.getCity(i)):<text:tab/><text:tab/><text:tab/><text:tab/><text:tab/>1</text:p>
      <text:p text:style-name="P5"><text:s text:c="12"/>for ii in range(0, child.tourSize()):<text:tab/><text:tab/><text:tab/><text:tab/><text:tab/><text:tab/>n</text:p>
      <text:p text:style-name="P5"><text:s text:c="15"/>if child.getCity(ii) == None:<text:tab/><text:tab/><text:tab/><text:tab/><text:tab/><text:tab/>1</text:p>
      <text:p text:style-name="P5"><text:s text:c="18"/>child.setCity(ii, parent2.getCity(i))<text:tab/><text:tab/><text:tab/><text:tab/><text:tab/>1</text:p>
      <text:p text:style-name="P5"><text:s text:c="18"/>const += 1<text:tab/><text:tab/><text:tab/><text:tab/><text:tab/><text:tab/><text:tab/><text:tab/>1</text:p>
      <text:p text:style-name="P5"><text:s text:c="18"/>break<text:tab/><text:tab/><text:tab/><text:tab/><text:tab/><text:tab/><text:tab/><text:tab/><text:tab/>1</text:p>
      <text:p text:style-name="P5"><text:s text:c="6"/></text:p>
      <text:p text:style-name="P5"><text:s text:c="6"/>return child<text:tab/><text:tab/><text:tab/><text:tab/><text:tab/><text:tab/><text:tab/><text:tab/><text:tab/>1</text:p>
      <text:p text:style-name="P5"><text:s text:c="3"/></text:p>
      <text:p text:style-name="P5"><text:s text:c="3"/>def mutate(self, tour):</text:p>
      <text:p text:style-name="P5"><text:s text:c="6"/>global const<text:tab/><text:tab/><text:tab/><text:tab/><text:tab/><text:tab/><text:tab/><text:tab/><text:tab/>1</text:p>
      <text:p text:style-name="P5"><text:s text:c="6"/>for tourPos1 in range(0, tour.tourSize()):<text:tab/><text:tab/><text:tab/><text:tab/><text:tab/><text:tab/>n</text:p>
      <text:p text:style-name="P5"><text:s text:c="9"/>if random.random() &lt; self.mutationRate:<text:tab/><text:tab/><text:tab/><text:tab/><text:tab/><text:tab/>1</text:p>
      <text:p text:style-name="P5"><text:s text:c="12"/>tourPos2 = int(tour.tourSize() * random.random())<text:tab/><text:tab/><text:tab/><text:tab/>1</text:p>
      <text:p text:style-name="P5"><text:s text:c="12"/></text:p>
      <text:p text:style-name="P5"><text:s text:c="12"/>city1 = tour.getCity(tourPos1)<text:tab/><text:tab/><text:tab/><text:tab/><text:tab/><text:tab/><text:tab/>1</text:p>
      <text:p text:style-name="P5"><text:s text:c="12"/>city2 = tour.getCity(tourPos2)<text:tab/><text:tab/><text:tab/><text:tab/><text:tab/><text:tab/><text:tab/>1</text:p>
      <text:p text:style-name="P5"><text:s text:c="12"/></text:p>
      <text:p text:style-name="P5"><text:s text:c="12"/>tour.setCity(tourPos2, city1)<text:tab/><text:tab/><text:tab/><text:tab/><text:tab/><text:tab/><text:tab/>1</text:p>
      <text:p text:style-name="P5"><text:s text:c="12"/>tour.setCity(tourPos1, city2)<text:tab/><text:tab/><text:tab/><text:tab/><text:tab/><text:tab/><text:tab/>1</text:p>
      <text:p text:style-name="P5"><text:s text:c="12"/>const += 5<text:tab/><text:tab/><text:tab/><text:tab/><text:tab/><text:tab/><text:tab/><text:tab/><text:tab/>1</text:p>
      <text:p text:style-name="P5"><text:s text:c="3"/></text:p>
      <text:p text:style-name="P5"><text:s text:c="3"/>def tournamentSelection(self, pop):</text:p>
      <text:p text:style-name="P5"><text:s text:c="6"/>global const<text:tab/><text:tab/><text:tab/><text:tab/><text:tab/><text:tab/><text:tab/><text:tab/><text:tab/>1</text:p>
      <text:p text:style-name="P5"><text:s text:c="6"/>tournament = Pop(self.tourmanager, self.tournamentSize, False)<text:tab/><text:tab/><text:tab/>1</text:p>
      <text:p text:style-name="P5"><text:s text:c="6"/>const += 1<text:tab/><text:tab/><text:tab/><text:tab/><text:tab/><text:tab/><text:tab/><text:tab/><text:tab/><text:tab/>1</text:p>
      <text:p text:style-name="P5"><text:s text:c="6"/>for i in range(0, self.tournamentSize):<text:tab/><text:tab/><text:tab/><text:tab/><text:tab/><text:tab/>n</text:p>
      <text:p text:style-name="P5"><text:s text:c="9"/>randomId = int(random.random() * pop.popSize())<text:tab/><text:tab/><text:tab/><text:tab/><text:tab/>1</text:p>
      <text:p text:style-name="P5"><text:s text:c="9"/>tournament.saveTour(i, pop.getTour(randomId))<text:tab/><text:tab/><text:tab/><text:tab/><text:tab/>1</text:p>
      <text:p text:style-name="P5"><text:s text:c="9"/>const += 2<text:tab/><text:tab/><text:tab/><text:tab/><text:tab/><text:tab/><text:tab/><text:tab/><text:tab/>1</text:p>
      <text:p text:style-name="P5"><text:s text:c="6"/>fittest = tournament.getFittest()<text:tab/><text:tab/><text:tab/><text:tab/><text:tab/><text:tab/><text:tab/>1</text:p>
      <text:p text:style-name="P5"><text:s text:c="6"/>const += 1<text:tab/><text:tab/><text:tab/><text:tab/><text:tab/><text:tab/><text:tab/><text:tab/><text:tab/><text:tab/>1</text:p>
      <text:p text:style-name="P5"><text:s text:c="6"/>return fittest<text:tab/><text:tab/><text:tab/><text:tab/><text:tab/><text:tab/><text:tab/><text:tab/><text:tab/>1</text:p>
      <text:p text:style-name="P5"/>
      <text:p text:style-name="P5">def main(amount):</text:p>
      <text:p text:style-name="P5"><text:s text:c="4"/>global const<text:tab/><text:tab/><text:tab/><text:tab/><text:tab/><text:tab/><text:tab/><text:tab/><text:tab/><text:tab/>1</text:p>
      <text:p text:style-name="P5"><text:s text:c="4"/>const = 0;<text:tab/><text:tab/><text:tab/><text:tab/><text:tab/><text:tab/><text:tab/><text:tab/><text:tab/><text:tab/>1</text:p>
      <text:p text:style-name="P5"><text:soft-page-break/><text:s text:c="4"/>time1 = time.time()<text:tab/><text:tab/><text:tab/><text:tab/><text:tab/><text:tab/><text:tab/><text:tab/><text:tab/>1</text:p>
      <text:p text:style-name="P5"><text:s text:c="4"/>print "-----------------------\n"<text:tab/><text:tab/><text:tab/><text:tab/><text:tab/><text:tab/><text:tab/>1</text:p>
      <text:p text:style-name="P5"><text:s text:c="4"/>print "Miestu skaicius: " + str(amount) + "\n"<text:tab/><text:tab/><text:tab/><text:tab/><text:tab/><text:tab/>1</text:p>
      <text:p text:style-name="P5"><text:s text:c="4"/>tourmanager = TourManager()<text:tab/><text:tab/><text:tab/><text:tab/><text:tab/><text:tab/><text:tab/><text:tab/>1</text:p>
      <text:p text:style-name="P5"><text:s text:c="4"/>const += 2<text:tab/><text:tab/><text:tab/><text:tab/><text:tab/><text:tab/><text:tab/><text:tab/><text:tab/><text:tab/>1</text:p>
      <text:p text:style-name="P5"><text:s text:c="4"/>for i in range(0, amount):<text:tab/><text:tab/><text:tab/><text:tab/><text:tab/><text:tab/><text:tab/><text:tab/>n</text:p>
      <text:p text:style-name="P5"><text:s text:c="8"/>tourmanager.addCity(City(randint(1, 1000), randint(1, 1000)))<text:tab/><text:tab/><text:tab/>1</text:p>
      <text:p text:style-name="P5"><text:s text:c="8"/>const += 1<text:tab/><text:tab/><text:tab/><text:tab/><text:tab/><text:tab/><text:tab/><text:tab/><text:tab/>1</text:p>
      <text:p text:style-name="P5"><text:s text:c="3"/></text:p>
      <text:p text:style-name="P5"><text:s text:c="4"/>pop = Pop(tourmanager, 50, True);<text:tab/><text:tab/><text:tab/><text:tab/><text:tab/><text:tab/><text:tab/>1</text:p>
      <text:p text:style-name="P5"><text:s text:c="4"/>print "Pradinis atstumas: " + str(pop.getFittest().getDistance())<text:tab/><text:tab/><text:tab/>1</text:p>
      <text:p text:style-name="P5"><text:s text:c="3"/></text:p>
      <text:p text:style-name="P5"><text:s text:c="4"/>ga = GA(tourmanager)<text:tab/><text:tab/><text:tab/><text:tab/><text:tab/><text:tab/><text:tab/><text:tab/><text:tab/>1</text:p>
      <text:p text:style-name="P5"><text:s text:c="4"/>pop = ga.evolvePop(pop)<text:tab/><text:tab/><text:tab/><text:tab/><text:tab/><text:tab/><text:tab/><text:tab/>1</text:p>
      <text:p text:style-name="P5"><text:s text:c="4"/>const += 4<text:tab/><text:tab/><text:tab/><text:tab/><text:tab/><text:tab/><text:tab/><text:tab/><text:tab/><text:tab/>1</text:p>
      <text:p text:style-name="P5"><text:s text:c="4"/>for i in range(0, 100):<text:tab/><text:tab/><text:tab/><text:tab/><text:tab/><text:tab/><text:tab/><text:tab/>n</text:p>
      <text:p text:style-name="P5"><text:s text:c="8"/>pop = ga.evolvePop(pop)<text:tab/><text:tab/><text:tab/><text:tab/><text:tab/><text:tab/><text:tab/><text:tab/>1</text:p>
      <text:p text:style-name="P5"><text:s text:c="8"/>const += 1<text:tab/><text:tab/><text:tab/><text:tab/><text:tab/><text:tab/><text:tab/><text:tab/><text:tab/>1</text:p>
      <text:p text:style-name="P5"><text:s text:c="3"/></text:p>
      <text:p text:style-name="P5"><text:s text:c="4"/>print "Pabaigta"<text:tab/><text:tab/><text:tab/><text:tab/><text:tab/><text:tab/><text:tab/><text:tab/><text:tab/>1</text:p>
      <text:p text:style-name="P5"><text:s text:c="4"/>print "Galutinis atstumas: " + str(pop.getFittest().getDistance())<text:tab/><text:tab/><text:tab/>1</text:p>
      <text:p text:style-name="P5"><text:s text:c="4"/>print "Sprendimas:"<text:tab/><text:tab/><text:tab/><text:tab/><text:tab/><text:tab/><text:tab/><text:tab/><text:tab/>1</text:p>
      <text:p text:style-name="P5"><text:s text:c="4"/>print pop.getFittest()<text:tab/><text:tab/><text:tab/><text:tab/><text:tab/><text:tab/><text:tab/><text:tab/>1</text:p>
      <text:p text:style-name="P5"><text:s text:c="4"/>const += 4<text:tab/><text:tab/><text:tab/><text:tab/><text:tab/><text:tab/><text:tab/><text:tab/><text:tab/><text:tab/>1</text:p>
      <text:p text:style-name="P5"><text:s text:c="4"/>time2 = time.time()<text:tab/><text:tab/><text:tab/><text:tab/><text:tab/><text:tab/><text:tab/><text:tab/><text:tab/>1</text:p>
      <text:p text:style-name="P5"><text:s text:c="4"/>skirtumas = time2 – time1<text:tab/><text:tab/><text:tab/><text:tab/><text:tab/><text:tab/><text:tab/><text:tab/>1</text:p>
      <text:p text:style-name="P5"><text:s text:c="4"/>print "Bendras uztruktas laikas sekundemis: %(time)s" %{'time': skirtumas}<text:tab/><text:tab/>1</text:p>
      <text:p text:style-name="P5"><text:s text:c="4"/>print "Eiluciu kiekis: %(const)s" %{'const': const}<text:tab/><text:tab/><text:tab/><text:tab/><text:tab/>1</text:p>
      <text:p text:style-name="P5"/>
      <text:p text:style-name="P5">if __name__ == '__main__':</text:p>
      <text:p text:style-name="P5"><text:s text:c="3"/>main(20)</text:p>
      <text:p text:style-name="P5"><text:s text:c="3"/>main(40)</text:p>
      <text:p text:style-name="P5"><text:s text:c="3"/>main(60)</text:p>
      <text:p text:style-name="P5"><text:s text:c="3"/>main(80)</text:p>
      <text:p text:style-name="P5"><text:s text:c="3"/>main(120)</text:p>
      <text:p text:style-name="P5"><text:s text:c="3"/>main(140)</text:p>
      <text:p text:style-name="P5"><text:s text:c="3"/>main(160)</text:p>
      <text:p text:style-name="P5"><text:s text:c="3"/>main(180)</text:p>
      <text:p text:style-name="P3"><text:span text:style-name="T1"><text:s text:c="3"/>main(200)</text:span></text:p>
      <text:p text:style-name="P3"><text:span text:style-name="T1"/></text:p>
      <text:p text:style-name="Standard"><text:span text:style-name="T13">T(n) = 152 + 6n^2</text:span></text:p>
      <text:p text:style-name="Standard"><text:span text:style-name="T13">Taikant pradinę teoriją, gauname:</text:span></text:p>
      <text:p text:style-name="Standard"><text:span text:style-name="T14">T(n) = O(n^2)</text:span></text:p>
      <text:p text:style-name="Standard"><text:span text:style-name="T7">Algoritmo ekspermentinis tyrimas</text:span></text:p>
      <text:p text:style-name="Standard"><text:span text:style-name="T6">Algoritmas testuojamas rikiuojant sveikuosius skaičius. Buvo sugeneruota daug atsitiktinių skaičių nuo pat 20 iki 200 skaičių. Reikšmių imtis nuo 1 iki 1000</text:span></text:p>
      <text:p text:style-name="Standard"/>
      <text:p text:style-name="Standard"><text:span text:style-name="T6">Atlikus tyrimą – gauti tokie rezultatai:</text:span></text:p>
      <table:table table:name="Lentelė4" table:style-name="Lentelė4">
        <table:table-column table:style-name="Lentelė4.A" table:number-columns-repeated="3"/>
        <table:table-row table:style-name="Lentelė4.1">
          <table:table-cell table:style-name="Lentelė4.A1" table:number-rows-spanned="2" office:value-type="string">
            <text:p text:style-name="P15"><text:span text:style-name="T15">Elementų sk.</text:span></text:p>
          </table:table-cell>
          <table:table-cell table:style-name="Lentelė4.B1" table:number-columns-spanned="2" office:value-type="string">
            <text:p text:style-name="P15"/>
          </table:table-cell>
          <table:covered-table-cell/>
        </table:table-row>
        <table:table-row table:style-name="Lentelė4.1">
          <table:covered-table-cell/>
          <table:table-cell table:style-name="Lentelė4.B2" office:value-type="string">
            <text:p text:style-name="P15"><text:span text:style-name="T15">Trukmė (s)</text:span></text:p>
          </table:table-cell>
          <table:table-cell table:style-name="Lentelė4.C2" office:value-type="string">
            <text:p text:style-name="P15"><text:span text:style-name="T15">Operacijų sk.</text:span></text:p>
          </table:table-cell>
        </table:table-row>
        <table:table-row table:style-name="Lentelė4.1">
          <table:table-cell table:style-name="Lentelė4.A3" office:value-type="string">
            <text:p text:style-name="Table_20_Contents"><text:span text:style-name="T15">20</text:span></text:p>
          </table:table-cell>
          <table:table-cell table:style-name="Lentelė4.B3" office:value-type="string">
            <text:p text:style-name="P16"><text:span text:style-name="T15">3.89</text:span></text:p>
          </table:table-cell>
          <table:table-cell table:style-name="Lentelė4.C3" office:value-type="string">
            <text:p text:style-name="P16"><text:span text:style-name="T15">1508356</text:span></text:p>
          </table:table-cell>
        </table:table-row>
        <table:table-row table:style-name="Lentelė4.1">
          <table:table-cell table:style-name="Lentelė4.A4" office:value-type="string">
            <text:p text:style-name="Table_20_Contents"><text:span text:style-name="T15">40</text:span></text:p>
          </table:table-cell>
          <table:table-cell table:style-name="Lentelė4.B4" office:value-type="string">
            <text:p text:style-name="P16"><text:span text:style-name="T15">30.51</text:span></text:p>
          </table:table-cell>
          <table:table-cell table:style-name="Lentelė4.C4" office:value-type="string">
            <text:p text:style-name="P16"><text:span text:style-name="T15">3925905</text:span></text:p>
          </table:table-cell>
        </table:table-row>
        <table:table-row table:style-name="Lentelė4.1">
          <table:table-cell table:style-name="Lentelė4.A5" office:value-type="string">
            <text:p text:style-name="Table_20_Contents"><text:span text:style-name="T15">60</text:span></text:p>
          </table:table-cell>
          <table:table-cell table:style-name="Lentelė4.B5" office:value-type="string">
            <text:p text:style-name="P16"><text:span text:style-name="T15">116.71</text:span></text:p>
          </table:table-cell>
          <table:table-cell table:style-name="Lentelė4.C5" office:value-type="string">
            <text:p text:style-name="P16"><text:span text:style-name="T15">7571729</text:span></text:p>
          </table:table-cell>
        </table:table-row>
        <table:table-row table:style-name="Lentelė4.1">
          <table:table-cell table:style-name="Lentelė4.A6" office:value-type="string">
            <text:p text:style-name="Table_20_Contents"><text:span text:style-name="T15">80</text:span></text:p>
          </table:table-cell>
          <table:table-cell table:style-name="Lentelė4.B6" office:value-type="string">
            <text:p text:style-name="P16"><text:span text:style-name="T15">286.59</text:span></text:p>
          </table:table-cell>
          <table:table-cell table:style-name="Lentelė4.C6" office:value-type="string">
            <text:p text:style-name="P16"><text:span text:style-name="T15">12439132</text:span></text:p>
          </table:table-cell>
        </table:table-row>
        <table:table-row table:style-name="Lentelė4.1">
          <table:table-cell table:style-name="Lentelė4.A7" office:value-type="string">
            <text:p text:style-name="Table_20_Contents"><text:span text:style-name="T15">100</text:span></text:p>
          </table:table-cell>
          <table:table-cell table:style-name="Lentelė4.B7" office:value-type="string">
            <text:p text:style-name="P16"><text:span text:style-name="T15">729.91</text:span></text:p>
          </table:table-cell>
          <table:table-cell table:style-name="Lentelė4.C7" office:value-type="string">
            <text:p text:style-name="P16"><text:span text:style-name="T15">19735731</text:span></text:p>
          </table:table-cell>
        </table:table-row>
        <table:table-row table:style-name="Lentelė4.1">
          <table:table-cell table:style-name="Lentelė4.A8" office:value-type="string">
            <text:p text:style-name="Table_20_Contents"><text:span text:style-name="T15">120</text:span></text:p>
          </table:table-cell>
          <table:table-cell table:style-name="Lentelė4.B8" office:value-type="string">
            <text:p text:style-name="P16"><text:span text:style-name="T15">1504</text:span></text:p>
          </table:table-cell>
          <table:table-cell table:style-name="Lentelė4.C8" office:value-type="string">
            <text:p text:style-name="P16"><text:span text:style-name="T15">28245702</text:span></text:p>
          </table:table-cell>
        </table:table-row>
        <table:table-row table:style-name="Lentelė4.1">
          <table:table-cell table:style-name="Lentelė4.A9" office:value-type="string">
            <text:p text:style-name="Table_20_Contents"><text:span text:style-name="T15">140</text:span></text:p>
          </table:table-cell>
          <table:table-cell table:style-name="Lentelė4.B9" office:value-type="string">
            <text:p text:style-name="P16"><text:span text:style-name="T15">2749</text:span></text:p>
          </table:table-cell>
          <table:table-cell table:style-name="Lentelė4.C9" office:value-type="string">
            <text:p text:style-name="P16"><text:span text:style-name="T15">37975453</text:span></text:p>
          </table:table-cell>
        </table:table-row>
        <table:table-row table:style-name="Lentelė4.1">
          <table:table-cell table:style-name="Lentelė4.A10" office:value-type="string">
            <text:p text:style-name="Table_20_Contents"><text:span text:style-name="T15">160</text:span></text:p>
          </table:table-cell>
          <table:table-cell table:style-name="Lentelė4.B10" office:value-type="string">
            <text:p text:style-name="P16"><text:span text:style-name="T15">4560</text:span></text:p>
          </table:table-cell>
          <table:table-cell table:style-name="Lentelė4.C10" office:value-type="string">
            <text:p text:style-name="P16"><text:span text:style-name="T15">48921895</text:span></text:p>
          </table:table-cell>
        </table:table-row>
        <table:table-row table:style-name="Lentelė4.1">
          <table:table-cell table:style-name="Lentelė4.A11" office:value-type="string">
            <text:p text:style-name="Table_20_Contents"><text:span text:style-name="T15">180</text:span></text:p>
          </table:table-cell>
          <table:table-cell table:style-name="Lentelė4.B11" office:value-type="string">
            <text:p text:style-name="P16"><text:span text:style-name="T15">7117</text:span></text:p>
          </table:table-cell>
          <table:table-cell table:style-name="Lentelė4.C11" office:value-type="string">
            <text:p text:style-name="P16"><text:span text:style-name="T15">61085461</text:span></text:p>
          </table:table-cell>
        </table:table-row>
        <table:table-row table:style-name="Lentelė4.1">
          <table:table-cell table:style-name="Lentelė4.A12" office:value-type="string">
            <text:p text:style-name="Table_20_Contents"><text:span text:style-name="T15">200</text:span></text:p>
          </table:table-cell>
          <table:table-cell table:style-name="Lentelė4.B12" office:value-type="string">
            <text:p text:style-name="P16"><text:span text:style-name="T15">10702</text:span></text:p>
          </table:table-cell>
          <table:table-cell table:style-name="Lentelė4.C12" office:value-type="string">
            <text:p text:style-name="P16"><text:span text:style-name="T15">74461114</text:span></text:p>
          </table:table-cell>
        </table:table-row>
      </table:table>
      <text:p text:style-name="P2"><text:span text:style-name="T8">Laiko trukmė pagal elementų kiekį</text:span></text:p>
      <text:p text:style-name="P2"><text:span text:style-name="T8"/></text:p>
      <text:p text:style-name="P6"><text:span text:style-name="T17">Operacijų sk. pagal elementų kiekį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sans-serif" svg:font-family="sans-serif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onospace2" svg:font-family="Monospace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lt" fo:country="L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lt" fo:country="L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_20_Spacing" style:display-name="No Spacing" style:family="paragraph" style:default-outline-level="">
      <style:paragraph-properties fo:orphans="2" fo:widows="2" fo:hyphenation-ladder-count="no-limit" style:vertical-align="auto" style:writing-mode="lr-tb">
        <style:tab-stops>
          <style:tab-stop style:position="1.251cm"/>
        </style:tab-stops>
      </style:paragraph-properties>
      <style:text-properties fo:color="#00000a" style:font-name="Calibri" fo:font-size="11pt" fo:language="en" fo:country="US" style:font-name-asian="Times New Roman" style:font-size-asian="11pt" style:language-asian="en" style:country-asian="US" style:font-name-complex="Times New Roman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utvydas </meta:initial-creator>
    <meta:creation-date>2013-12-17T20:16:12</meta:creation-date>
    <dc:date>2013-12-17T20:55:47</dc:date>
    <dc:creator>Tautvydas </dc:creator>
    <meta:editing-duration>PT39M23S</meta:editing-duration>
    <meta:editing-cycles>2</meta:editing-cycles>
    <meta:generator>LibreOffice/3.5$Linux_X86_64 LibreOffice_project/350m1$Build-2</meta:generator>
    <meta:document-statistic meta:table-count="4" meta:image-count="0" meta:object-count="2" meta:page-count="8" meta:paragraph-count="499" meta:word-count="1637" meta:character-count="14701" meta:non-whitespace-character-count="9345"/>
  </office:meta>
</office:document-meta>
</file>

<file path=Object 1/content.xml><?xml version="1.0" encoding="utf-8"?>
<math xmlns="http://www.w3.org/1998/Math/MathML">
  <semantics>
    <mrow>
      <mi>O</mi>
      <mfenced open="(" close=")">
        <mrow>
          <mi>n</mi>
          <mi>∗</mi>
          <mi>C</mi>
        </mrow>
      </mfenced>
    </mrow>
    <annotation encoding="StarMath 5.0">O left (n ∗ C right )</annotation>
  </semantics>
</math>
</file>

<file path=Object 2/content.xml><?xml version="1.0" encoding="utf-8"?>
<math xmlns="http://www.w3.org/1998/Math/MathML">
  <semantics>
    <mrow>
      <mi>O</mi>
      <mfenced open="(" close=")">
        <mrow>
          <msup>
            <mrow>
              <mi>n</mi>
            </mrow>
            <mrow>
              <mn>2</mn>
            </mrow>
          </msup>
        </mrow>
      </mfenced>
    </mrow>
    <annotation encoding="StarMath 5.0">O left ({n} ^ {2} right )</annotation>
  </semantics>
</math>
</file>